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02in"/>
    </style:style>
    <style:style style:name="co3" style:family="table-column">
      <style:table-column-properties fo:break-before="auto" style:column-width="0.930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DATA" table:style-name="ta1" table:print="false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wordsENG_PA</text:p>
          </table:table-cell>
          <table:table-cell table:style-name="ce1" office:value-type="string">
            <text:p>accENG_PA</text:p>
          </table:table-cell>
          <table:table-cell table:style-name="ce1" office:value-type="string">
            <text:p>RTENG_PA</text:p>
          </table:table-cell>
          <table:table-cell table:style-name="ce1" office:value-type="string">
            <text:p>accENG_PB</text:p>
          </table:table-cell>
          <table:table-cell table:style-name="ce1" office:value-type="string">
            <text:p>RTENG_PB</text:p>
          </table:table-cell>
          <table:table-cell table:style-name="ce1" office:value-type="string">
            <text:p>accENG_PC</text:p>
          </table:table-cell>
          <table:table-cell table:style-name="ce1" office:value-type="string">
            <text:p>RTENG_PC</text:p>
          </table:table-cell>
          <table:table-cell table:style-name="ce1" office:value-type="string">
            <text:p>accENG_PD</text:p>
          </table:table-cell>
          <table:table-cell table:style-name="ce1" office:value-type="string">
            <text:p>RTENG_PD</text:p>
          </table:table-cell>
          <table:table-cell table:style-name="ce1" office:value-type="string">
            <text:p>accENG_PE</text:p>
          </table:table-cell>
          <table:table-cell table:style-name="ce1" office:value-type="string">
            <text:p>RTENG_PE</text:p>
          </table:table-cell>
          <table:table-cell table:style-name="ce1" office:value-type="string">
            <text:p>accENG_P1</text:p>
          </table:table-cell>
          <table:table-cell table:style-name="ce1" office:value-type="string">
            <text:p>RTENG_P1</text:p>
          </table:table-cell>
          <table:table-cell table:style-name="ce1" office:value-type="string">
            <text:p>accENG_P2</text:p>
          </table:table-cell>
          <table:table-cell table:style-name="ce1" office:value-type="string">
            <text:p>RTENG_P2</text:p>
          </table:table-cell>
          <table:table-cell table:style-name="ce1" office:value-type="string">
            <text:p>accENG_P3</text:p>
          </table:table-cell>
          <table:table-cell table:style-name="ce1" office:value-type="string">
            <text:p>RTENG_P3</text:p>
          </table:table-cell>
          <table:table-cell table:style-name="ce1" office:value-type="string">
            <text:p>accENG_P4</text:p>
          </table:table-cell>
          <table:table-cell table:style-name="ce1" office:value-type="string">
            <text:p>RTENG_P4</text:p>
          </table:table-cell>
          <table:table-cell table:style-name="ce1" office:value-type="string">
            <text:p>accENG_P5</text:p>
          </table:table-cell>
          <table:table-cell table:style-name="ce1" office:value-type="string">
            <text:p>RTENG_P5</text:p>
          </table:table-cell>
          <table:table-cell table:style-name="ce1" table:number-columns-repeated="997"/>
        </table:table-row>
        <table:table-row table:style-name="ro2">
          <table:table-cell table:style-name="ce2" office:value-type="string">
            <text:p>airpor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16581469457014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.933450388634810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463256725692190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82214466048753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28989487260696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701439934704467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756487916429250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78471249601534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54957487757201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184538873165366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ashtray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5273975238815183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3.541183735185768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3.5234201811836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15229061755235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69071830782922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33708308781933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21699898096267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7.29175158651196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021747529677668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667638415323381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babysitt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981708328778040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.996834290097467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730611897568451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09151694079628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7496177030843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250891658376531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8452378077563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8512952892415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117035444174689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817848742864953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carpoo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57211857536458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8562952427600976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6.59920991954277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507988895435119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1.6678044350119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600202600237026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7.23283874566550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2.4517713635796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8.43281411488715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9.917879893555437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copyca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3852677105314797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3.931532489281380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64276954074739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41709928092313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01991023292066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968040959538484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0084710564151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98400931140167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66593418269258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9.599947840701134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countrysid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62337459632544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39995107965660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946913315216079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08323854306945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03680057611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250646557969048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20076077717385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40078564943178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71811400670412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384071733524252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cupboar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337534894220880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72978743602288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72326486767269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55416344522382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9.39229872534633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1669067362763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60097533058433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484094432478741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552155072491587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5.424769267547163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daredevi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89796604313596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21033134119352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01198548128013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21083636660478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52223993540974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73436790657706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61811666296489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1815590317746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866786117898300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268422978102535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databas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81843073497293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917036419967189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25722558432607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6074733505956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11086698461440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501614885684830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26734598518305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35080689951610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337185716074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736485066985551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eardru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38245564670069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3.586960593471303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75484157339087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964706803002627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7868997851619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5.40020972384536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3643097586100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88449250934536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1.95374424074361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919136184063973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earphon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122684836751432]</text:p>
          </table:table-cell>
          <table:table-cell table:style-name="ce5" office:value-type="float" office:value="0">
            <text:p>0</text:p>
          </table:table-cell>
          <table:table-cell table:style-name="ce4" office:value-type="string">
            <text:p>[4.476136371406028]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16990578564582]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901782598724821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66296371683711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4.18453525099266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26833664963487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46913304484769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6.567357938354689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0.03557215852561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firear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0899013725138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78822670641238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9.7489236671826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55861117574386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08463730532093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151179862647950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9677439413117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38488551517002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217232611152212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9.350440456297292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firework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463623628180357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0543195284553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05376404320122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6482850516040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44615983948460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2344548387409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1343615074038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76921261192546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39986863584090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878165779637129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guidelin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335701664662338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5.4120806706487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412635728251189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6.37931987055344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1.044398622005247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7.81764348636625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41776217291771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4.38465007389277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0.688546204446538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25.40110923026441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healthcar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56531762295344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571994991652900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0.04606892637093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119502449437277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4.74264826622675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5.867816022564511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6.15125773937688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768231002908578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0.7006327937106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0.804523973960386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heatwav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8356140014802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091317239799536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1.7631695756863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12024437930085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14287944044917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23424777115542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0.60081112538500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6751200146827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5023423388483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9.885353982941524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landmark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94754791114246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2.85482335655251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9.12569531871122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24048918622429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0.57553872233256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51816097421942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20165907619957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901115870916328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8.017556071245053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7.6683079137255845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laptop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0585478870780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08941943879472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24321144871646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99104467144934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929311831190716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501329941369476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56785115764614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179214278112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300632552232855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35387548416838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nightmar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339204343297751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.80969777156133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31754341252963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77673256656271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9142230732832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2.00111381835085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050751480261169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86869862550520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950595364583932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104666325378275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oatmea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7918995799846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2.838124161848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7.48824372587841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424365917104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567345849616686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2.03297988969279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351405161838556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001563571559018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9.40538641346756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201613799032202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paperback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073330037776031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2.932421949837589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947370446636341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5716186815407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72124220011755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50167887741736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0032454674546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91792698181234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48260270069295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233478059288245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photograph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301867097485228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37081055514863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2691635991213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762132584350183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66188909451011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30116380434446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6844748814328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6782556095495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71907146789817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0.094340112431382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plaype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8.174404403514927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4.94402556173736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6.87973295655683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39317321902490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1.66876530900481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5.8684257551030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90164108607132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5.65152457282420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03279696993013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42788614784331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rainbow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4.74239425682753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432053764467127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33703842127579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55559727278887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432586585578974]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[2.434529214036956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31717743337685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418354398285373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1849789672469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933782442600204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riverbank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040968639674247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7.42656476641423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90900818302179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27415056515019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97468330070842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6.8501090274221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88402041940025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918236073948719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93442839687486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151382100668343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screwdriv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0578350358555326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3.885547377460170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17622394906356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44719383740448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508880494133336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366955152661830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667975277458026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484081151174905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81765254180027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1.17151776313949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seasid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07226311269914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63716764963464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41164449288044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689518818922806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38161322489031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5159580890394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02140946015060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184578113377938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91734320818250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850794221909382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snapsho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70013675455993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788333184958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25481121198390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74370877692126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35126808000495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86776410474340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21797032715403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051158974780264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3.300604782234586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01836321223891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soundtrack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0617336955037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091831672994885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513162733666831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81391372898360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21214447234524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33458016594431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685697364990119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688415806202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917533975987680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520142906818364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staircas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233475704037118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120154150354210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29026305797742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197535082377726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4.69571382630965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11780153387007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46852150122140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67642037496989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618310449246564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550993562190342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sunscree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48196362105954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62067243218189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0.9192575056804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589807722572004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98853750445414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21790331694501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4.93811516579808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9.01839520810608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5.832996672430454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2.78571100850968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timetab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1367289061017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870815686648711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948855161608662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91647152698715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65664811912574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21680459098388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751637826115256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31796948198098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967378705483497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084869336129486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treadmi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151957925088936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.99571305658901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8.377199276816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85240599085227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1.87133054749574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5007449603490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384983917549107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8.285269103342216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0.048299872500138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2.053971592500602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viewpoin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418193146368139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.69911344727734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05829900928074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071729436342139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6.44089833807083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3342390779398556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7.25026622975201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60120654599268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35039276434690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968907866394147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waterfront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8.59519323532003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03610482977819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25553774734726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02552281465614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1.090195151075022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6.21861265925417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101967806122047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5.2348919143423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61722138241384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7.804918790869124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waterproo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39632267918204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3557833753002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1.41857031185645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16800285322824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97565572059829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81835584715372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73429606680292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83417146403371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11727330023495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40729590259798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windshiel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05977217835607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3.759766106086317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2.83811133308336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264065878232941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0.13971971729188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88480582735337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300763554174409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7.11834123771950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9837189338250028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12.17379188439918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woodwork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277370155861717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6818224191956688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9.29630369262304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88224268931662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3480104306363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551203044557951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6.75138910353598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86780153387007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018134411613573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8.600657183013027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workforc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1967042064643465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4.475950354419183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8.00407783463015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11562602629419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1.18500266838236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75124240550940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667797790956683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0013788407104585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1.83463449854753]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[9.700982937149092]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workshop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7753568960615667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3.3385868523910176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13.384585648222128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4.335924457409419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19162230766960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2.6177816119152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70132100667433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935084010276114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5.716546812969682]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[7.884315626539319]</text:p>
          </table:table-cell>
          <table:table-cell table:number-columns-repeated="997"/>
        </table:table-row>
        <table:table-row table:style-name="ro2" table:number-rows-repeated="1048534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RT" table:style-name="ta1" table:print="false">
        <table:table-column table:style-name="co1" table:default-cell-style-name="ce2"/>
        <table:table-column table:style-name="co1" table:number-columns-repeated="1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 office:value-type="string">
            <text:p>word_ENG</text:p>
          </table:table-cell>
          <table:table-cell table:style-name="ce1" office:value-type="string">
            <text:p>RTENG_PA</text:p>
          </table:table-cell>
          <table:table-cell table:style-name="Default" office:value-type="string">
            <text:p>RTENG_PB</text:p>
          </table:table-cell>
          <table:table-cell table:style-name="Default" office:value-type="string">
            <text:p>RTENG_PC</text:p>
          </table:table-cell>
          <table:table-cell table:style-name="Default" office:value-type="string">
            <text:p>RTENG_PD</text:p>
          </table:table-cell>
          <table:table-cell table:style-name="ce1" office:value-type="string">
            <text:p>RTENG_PE</text:p>
          </table:table-cell>
          <table:table-cell table:style-name="ce1" office:value-type="string">
            <text:p>RTENG_P1</text:p>
          </table:table-cell>
          <table:table-cell table:style-name="ce1" office:value-type="string">
            <text:p>RTENG_P2</text:p>
          </table:table-cell>
          <table:table-cell table:style-name="ce1" office:value-type="string">
            <text:p>RTENG_P3</text:p>
          </table:table-cell>
          <table:table-cell table:style-name="ce1" office:value-type="string">
            <text:p>RTENG_P4</text:p>
          </table:table-cell>
          <table:table-cell table:style-name="ce1" office:value-type="string">
            <text:p>RTENG_P5</text:p>
          </table:table-cell>
          <table:table-cell table:style-name="ce1"/>
          <table:table-cell office:value-type="string">
            <text:p>RTENG_AVG</text:p>
          </table:table-cell>
          <table:table-cell table:style-name="Default" office:value-type="string">
            <text:p>word_ENG_RT</text:p>
          </table:table-cell>
          <table:table-cell table:style-name="ce1" office:value-type="string">
            <text:p>accENG_avg</text:p>
          </table:table-cell>
          <table:table-cell table:style-name="ce1"/>
        </table:table-row>
        <table:table-row table:style-name="ro3">
          <table:table-cell office:value-type="string">
            <text:p>soundtrack</text:p>
          </table:table-cell>
          <table:table-cell office:value-type="float" office:value="2.09183167299489">
            <text:p>2.091831673</text:p>
          </table:table-cell>
          <table:table-cell office:value-type="float" office:value="2.06173369550379">
            <text:p>2.0617336955</text:p>
          </table:table-cell>
          <table:table-cell office:value-type="float" office:value="2.51316273366683">
            <text:p>2.5131627337</text:p>
          </table:table-cell>
          <table:table-cell office:value-type="float" office:value="3.68139137289836">
            <text:p>3.6813913729</text:p>
          </table:table-cell>
          <table:table-cell office:value-type="float" office:value="4.21214447234524">
            <text:p>4.2121444723</text:p>
          </table:table-cell>
          <table:table-cell office:value-type="float" office:value="2.33458016594432">
            <text:p>2.3345801659</text:p>
          </table:table-cell>
          <table:table-cell office:value-type="float" office:value="2.68569736499012">
            <text:p>2.685697365</text:p>
          </table:table-cell>
          <table:table-cell office:value-type="float" office:value="3.66884158062021">
            <text:p>3.6688415806</text:p>
          </table:table-cell>
          <table:table-cell office:value-type="float" office:value="2.91753397598768">
            <text:p>2.917533976</text:p>
          </table:table-cell>
          <table:table-cell office:value-type="float" office:value="6.52014290681836">
            <text:p>6.5201429068</text:p>
          </table:table-cell>
          <table:table-cell/>
          <table:table-cell table:formula="of:=AVERAGE([.B2:.K2])" office:value-type="float" office:value="3.26870599417698">
            <text:p>3.2687059942</text:p>
          </table:table-cell>
          <table:table-cell office:value-type="string">
            <text:p>soundtrac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laptop</text:p>
          </table:table-cell>
          <table:table-cell office:value-type="float" office:value="2.08941943879472">
            <text:p>2.0894194388</text:p>
          </table:table-cell>
          <table:table-cell office:value-type="float" office:value="3.6058547887078">
            <text:p>3.6058547887</text:p>
          </table:table-cell>
          <table:table-cell office:value-type="float" office:value="4.24321144871647">
            <text:p>4.2432114487</text:p>
          </table:table-cell>
          <table:table-cell office:value-type="float" office:value="3.69910446714493">
            <text:p>3.6991044671</text:p>
          </table:table-cell>
          <table:table-cell office:value-type="float" office:value="4.92931183119072">
            <text:p>4.9293118312</text:p>
          </table:table-cell>
          <table:table-cell office:value-type="float" office:value="2.50132994136948">
            <text:p>2.5013299414</text:p>
          </table:table-cell>
          <table:table-cell office:value-type="float" office:value="4.56785115764615">
            <text:p>4.5678511576</text:p>
          </table:table-cell>
          <table:table-cell office:value-type="float" office:value="4.71792142781123">
            <text:p>4.7179214278</text:p>
          </table:table-cell>
          <table:table-cell office:value-type="float" office:value="3.30063255223286">
            <text:p>3.3006325522</text:p>
          </table:table-cell>
          <table:table-cell office:value-type="float" office:value="4.73538754841684">
            <text:p>4.7353875484</text:p>
          </table:table-cell>
          <table:table-cell/>
          <table:table-cell table:formula="of:=AVERAGE([.B3];[.K3])" office:value-type="float" office:value="3.41240349360578">
            <text:p>3.4124034936</text:p>
          </table:table-cell>
          <table:table-cell office:value-type="string">
            <text:p>laptop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airport</text:p>
          </table:table-cell>
          <table:table-cell office:value-type="float" office:value="1.93345038863481">
            <text:p>1.9334503886</text:p>
          </table:table-cell>
          <table:table-cell office:value-type="float" office:value="4.16581469457014">
            <text:p>4.1658146946</text:p>
          </table:table-cell>
          <table:table-cell office:value-type="float" office:value="3.46325672569219">
            <text:p>3.4632567257</text:p>
          </table:table-cell>
          <table:table-cell office:value-type="float" office:value="3.82214466048754">
            <text:p>3.8221446605</text:p>
          </table:table-cell>
          <table:table-cell office:value-type="float" office:value="5.28989487260697">
            <text:p>5.2898948726</text:p>
          </table:table-cell>
          <table:table-cell office:value-type="float" office:value="3.70143993470447">
            <text:p>3.7014399347</text:p>
          </table:table-cell>
          <table:table-cell office:value-type="float" office:value="3.75648791642925">
            <text:p>3.7564879164</text:p>
          </table:table-cell>
          <table:table-cell office:value-type="float" office:value="3.78471249601534">
            <text:p>3.784712496</text:p>
          </table:table-cell>
          <table:table-cell office:value-type="float" office:value="3.54957487757201">
            <text:p>3.5495748776</text:p>
          </table:table-cell>
          <table:table-cell office:value-type="float" office:value="6.18453887316537">
            <text:p>6.1845388732</text:p>
          </table:table-cell>
          <table:table-cell/>
          <table:table-cell table:formula="of:=AVERAGE([.B4];[.K4])" office:value-type="float" office:value="4.05899463090009">
            <text:p>4.0589946309</text:p>
          </table:table-cell>
          <table:table-cell office:value-type="string">
            <text:p>airport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rainbow</text:p>
          </table:table-cell>
          <table:table-cell office:value-type="float" office:value="3.43205376446713">
            <text:p>3.4320537645</text:p>
          </table:table-cell>
          <table:table-cell office:value-type="float" office:value="4.74239425682754">
            <text:p>4.7423942568</text:p>
          </table:table-cell>
          <table:table-cell office:value-type="float" office:value="4.33703842127579">
            <text:p>4.3370384213</text:p>
          </table:table-cell>
          <table:table-cell office:value-type="float" office:value="3.55559727278887">
            <text:p>3.5555972728</text:p>
          </table:table-cell>
          <table:table-cell office:value-type="float" office:value="4.43258658557897">
            <text:p>4.4325865856</text:p>
          </table:table-cell>
          <table:table-cell office:value-type="float" office:value="2.43452921403696">
            <text:p>2.434529214</text:p>
          </table:table-cell>
          <table:table-cell office:value-type="float" office:value="4.31717743337686">
            <text:p>4.3171774334</text:p>
          </table:table-cell>
          <table:table-cell office:value-type="float" office:value="4.41835439828537">
            <text:p>4.4183543983</text:p>
          </table:table-cell>
          <table:table-cell office:value-type="float" office:value="4.18497896724693">
            <text:p>4.1849789672</text:p>
          </table:table-cell>
          <table:table-cell office:value-type="float" office:value="7.9337824426002">
            <text:p>7.9337824426</text:p>
          </table:table-cell>
          <table:table-cell/>
          <table:table-cell table:formula="of:=AVERAGE([.B5:.K5])" office:value-type="float" office:value="4.37884927564846">
            <text:p>4.3788492756</text:p>
          </table:table-cell>
          <table:table-cell office:value-type="string">
            <text:p>rainbow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photograph</text:p>
          </table:table-cell>
          <table:table-cell office:value-type="float" office:value="2.37081055514864">
            <text:p>2.3708105551</text:p>
          </table:table-cell>
          <table:table-cell office:value-type="float" office:value="3.30186709748523">
            <text:p>3.3018670975</text:p>
          </table:table-cell>
          <table:table-cell office:value-type="float" office:value="4.72691635991214">
            <text:p>4.7269163599</text:p>
          </table:table-cell>
          <table:table-cell office:value-type="float" office:value="2.76213258435018">
            <text:p>2.7621325844</text:p>
          </table:table-cell>
          <table:table-cell office:value-type="float" office:value="5.66188909451012">
            <text:p>5.6618890945</text:p>
          </table:table-cell>
          <table:table-cell office:value-type="float" office:value="2.30116380434447">
            <text:p>2.3011638043</text:p>
          </table:table-cell>
          <table:table-cell office:value-type="float" office:value="4.68447488143283">
            <text:p>4.6844748814</text:p>
          </table:table-cell>
          <table:table-cell office:value-type="float" office:value="5.16782556095495">
            <text:p>5.167825561</text:p>
          </table:table-cell>
          <table:table-cell office:value-type="float" office:value="2.71907146789817">
            <text:p>2.7190714679</text:p>
          </table:table-cell>
          <table:table-cell office:value-type="float" office:value="10.0943401124314">
            <text:p>10.0943401124</text:p>
          </table:table-cell>
          <table:table-cell/>
          <table:table-cell table:formula="of:=AVERAGE([.B6:.K6])" office:value-type="float" office:value="4.37904915184681">
            <text:p>4.3790491518</text:p>
          </table:table-cell>
          <table:table-cell office:value-type="string">
            <text:p>photograph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timetable</text:p>
          </table:table-cell>
          <table:table-cell office:value-type="float" office:value="2.87081568664871">
            <text:p>2.8708156866</text:p>
          </table:table-cell>
          <table:table-cell office:value-type="float" office:value="2.13672890610178">
            <text:p>2.1367289061</text:p>
          </table:table-cell>
          <table:table-cell office:value-type="float" office:value="3.94885516160866">
            <text:p>3.9488551616</text:p>
          </table:table-cell>
          <table:table-cell office:value-type="float" office:value="2.91647152698715">
            <text:p>2.916471527</text:p>
          </table:table-cell>
          <table:table-cell office:value-type="float" office:value="8.65664811912575">
            <text:p>8.6566481191</text:p>
          </table:table-cell>
          <table:table-cell office:value-type="float" office:value="3.21680459098388">
            <text:p>3.216804591</text:p>
          </table:table-cell>
          <table:table-cell office:value-type="float" office:value="3.75163782611526">
            <text:p>3.7516378261</text:p>
          </table:table-cell>
          <table:table-cell office:value-type="float" office:value="5.31796948198098">
            <text:p>5.317969482</text:p>
          </table:table-cell>
          <table:table-cell office:value-type="float" office:value="4.9673787054835">
            <text:p>4.9673787055</text:p>
          </table:table-cell>
          <table:table-cell office:value-type="float" office:value="6.08486933612949">
            <text:p>6.0848693361</text:p>
          </table:table-cell>
          <table:table-cell/>
          <table:table-cell table:formula="of:=AVERAGE([.B7:.K7])" office:value-type="float" office:value="4.38681793411652">
            <text:p>4.3868179341</text:p>
          </table:table-cell>
          <table:table-cell office:value-type="string">
            <text:p>timetabl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nightmare</text:p>
          </table:table-cell>
          <table:table-cell office:value-type="float" office:value="1.80969777156133">
            <text:p>1.8096977716</text:p>
          </table:table-cell>
          <table:table-cell office:value-type="float" office:value="3.33920434329775">
            <text:p>3.3392043433</text:p>
          </table:table-cell>
          <table:table-cell office:value-type="float" office:value="6.31754341252963">
            <text:p>6.3175434125</text:p>
          </table:table-cell>
          <table:table-cell office:value-type="float" office:value="2.77673256656271">
            <text:p>2.7767325666</text:p>
          </table:table-cell>
          <table:table-cell office:value-type="float" office:value="4.91422307328321">
            <text:p>4.9142230733</text:p>
          </table:table-cell>
          <table:table-cell office:value-type="float" office:value="2.00111381835086">
            <text:p>2.0011138184</text:p>
          </table:table-cell>
          <table:table-cell office:value-type="float" office:value="5.05075148026117">
            <text:p>5.0507514803</text:p>
          </table:table-cell>
          <table:table-cell office:value-type="float" office:value="4.8686986255052">
            <text:p>4.8686986255</text:p>
          </table:table-cell>
          <table:table-cell office:value-type="float" office:value="2.95059536458393">
            <text:p>2.9505953646</text:p>
          </table:table-cell>
          <table:table-cell office:value-type="float" office:value="7.10466632537828">
            <text:p>7.1046663254</text:p>
          </table:table-cell>
          <table:table-cell/>
          <table:table-cell table:formula="of:=AVERAGE([.B8];[.K8])" office:value-type="float" office:value="4.4571820484698">
            <text:p>4.4571820485</text:p>
          </table:table-cell>
          <table:table-cell office:value-type="string">
            <text:p>nightmare</text:p>
          </table:table-cell>
          <table:table-cell office:value-type="float" office:value="0.9">
            <text:p>0.9</text:p>
          </table:table-cell>
          <table:table-cell/>
        </table:table-row>
        <table:table-row table:style-name="ro3">
          <table:table-cell office:value-type="string">
            <text:p>paperback</text:p>
          </table:table-cell>
          <table:table-cell office:value-type="float" office:value="2.93242194983759">
            <text:p>2.9324219498</text:p>
          </table:table-cell>
          <table:table-cell office:value-type="float" office:value="2.07333003777603">
            <text:p>2.0733300378</text:p>
          </table:table-cell>
          <table:table-cell office:value-type="float" office:value="4.94737044663634">
            <text:p>4.9473704466</text:p>
          </table:table-cell>
          <table:table-cell office:value-type="float" office:value="4.75716186815407">
            <text:p>4.7571618682</text:p>
          </table:table-cell>
          <table:table-cell office:value-type="float" office:value="6.72124220011756">
            <text:p>6.7212422001</text:p>
          </table:table-cell>
          <table:table-cell office:value-type="float" office:value="2.50167887741736">
            <text:p>2.5016788774</text:p>
          </table:table-cell>
          <table:table-cell office:value-type="float" office:value="5.10032454674547">
            <text:p>5.1003245467</text:p>
          </table:table-cell>
          <table:table-cell office:value-type="float" office:value="4.91792698181234">
            <text:p>4.9179269818</text:p>
          </table:table-cell>
          <table:table-cell office:value-type="float" office:value="4.48260270069295">
            <text:p>4.4826027007</text:p>
          </table:table-cell>
          <table:table-cell office:value-type="float" office:value="8.23347805928825">
            <text:p>8.2334780593</text:p>
          </table:table-cell>
          <table:table-cell/>
          <table:table-cell table:formula="of:=AVERAGE([.B9:.K9])" office:value-type="float" office:value="4.6667537668478">
            <text:p>4.6667537668</text:p>
          </table:table-cell>
          <table:table-cell office:value-type="string">
            <text:p>paperback</text:p>
          </table:table-cell>
          <table:table-cell office:value-type="float" office:value="0.9">
            <text:p>0.9</text:p>
          </table:table-cell>
          <table:table-cell/>
        </table:table-row>
        <table:table-row table:style-name="ro3">
          <table:table-cell office:value-type="string">
            <text:p>database</text:p>
          </table:table-cell>
          <table:table-cell office:value-type="float" office:value="2.91703641996719">
            <text:p>2.91703642</text:p>
          </table:table-cell>
          <table:table-cell office:value-type="float" office:value="5.81843073497294">
            <text:p>5.818430735</text:p>
          </table:table-cell>
          <table:table-cell office:value-type="float" office:value="5.25722558432608">
            <text:p>5.2572255843</text:p>
          </table:table-cell>
          <table:table-cell office:value-type="float" office:value="5.16074733505957">
            <text:p>5.1607473351</text:p>
          </table:table-cell>
          <table:table-cell office:value-type="float" office:value="8.1108669846144">
            <text:p>8.1108669846</text:p>
          </table:table-cell>
          <table:table-cell office:value-type="float" office:value="2.50161488568483">
            <text:p>2.5016148857</text:p>
          </table:table-cell>
          <table:table-cell office:value-type="float" office:value="4.26734598518306">
            <text:p>4.2673459852</text:p>
          </table:table-cell>
          <table:table-cell office:value-type="float" office:value="4.3508068995161">
            <text:p>4.3508068995</text:p>
          </table:table-cell>
          <table:table-cell office:value-type="float" office:value="3.63371857160746">
            <text:p>3.6337185716</text:p>
          </table:table-cell>
          <table:table-cell office:value-type="float" office:value="6.73648506698555">
            <text:p>6.736485067</text:p>
          </table:table-cell>
          <table:table-cell/>
          <table:table-cell table:formula="of:=AVERAGE([.B10];[.K10])" office:value-type="float" office:value="4.82676074347637">
            <text:p>4.8267607435</text:p>
          </table:table-cell>
          <table:table-cell office:value-type="string">
            <text:p>databas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screwdriver</text:p>
          </table:table-cell>
          <table:table-cell office:value-type="float" office:value="3.88554737746017">
            <text:p>3.8855473775</text:p>
          </table:table-cell>
          <table:table-cell office:value-type="float" office:value="3.05783503585553">
            <text:p>3.0578350359</text:p>
          </table:table-cell>
          <table:table-cell office:value-type="float" office:value="7.17622394906357">
            <text:p>7.1762239491</text:p>
          </table:table-cell>
          <table:table-cell office:value-type="float" office:value="3.44719383740448">
            <text:p>3.4471938374</text:p>
          </table:table-cell>
          <table:table-cell office:value-type="float" office:value="3.50888049413334">
            <text:p>3.5088804941</text:p>
          </table:table-cell>
          <table:table-cell office:value-type="float" office:value="2.36695515266183">
            <text:p>2.3669551527</text:p>
          </table:table-cell>
          <table:table-cell office:value-type="float" office:value="4.66797527745803">
            <text:p>4.6679752775</text:p>
          </table:table-cell>
          <table:table-cell office:value-type="float" office:value="3.48408115117491">
            <text:p>3.4840811512</text:p>
          </table:table-cell>
          <table:table-cell office:value-type="float" office:value="5.81765254180027">
            <text:p>5.8176525418</text:p>
          </table:table-cell>
          <table:table-cell office:value-type="float" office:value="11.1715177631395">
            <text:p>11.1715177631</text:p>
          </table:table-cell>
          <table:table-cell/>
          <table:table-cell table:formula="of:=AVERAGE([.B11:.K11])" office:value-type="float" office:value="4.85838625801516">
            <text:p>4.858386258</text:p>
          </table:table-cell>
          <table:table-cell office:value-type="string">
            <text:p>screwdriver</text:p>
          </table:table-cell>
          <table:table-cell office:value-type="float" office:value="0.8">
            <text:p>0.8</text:p>
          </table:table-cell>
          <table:table-cell/>
        </table:table-row>
        <table:table-row table:style-name="ro3">
          <table:table-cell office:value-type="string">
            <text:p>countryside</text:p>
          </table:table-cell>
          <table:table-cell office:value-type="float" office:value="3.3999510796566">
            <text:p>3.3999510797</text:p>
          </table:table-cell>
          <table:table-cell office:value-type="float" office:value="2.62337459632545">
            <text:p>2.6233745963</text:p>
          </table:table-cell>
          <table:table-cell office:value-type="float" office:value="3.94691331521608">
            <text:p>3.9469133152</text:p>
          </table:table-cell>
          <table:table-cell office:value-type="float" office:value="7.08323854306946">
            <text:p>7.0832385431</text:p>
          </table:table-cell>
          <table:table-cell office:value-type="float" office:value="6.036800576112">
            <text:p>6.0368005761</text:p>
          </table:table-cell>
          <table:table-cell office:value-type="float" office:value="3.25064655796905">
            <text:p>3.250646558</text:p>
          </table:table-cell>
          <table:table-cell office:value-type="float" office:value="5.20076077717386">
            <text:p>5.2007607772</text:p>
          </table:table-cell>
          <table:table-cell office:value-type="float" office:value="3.40078564943178">
            <text:p>3.4007856494</text:p>
          </table:table-cell>
          <table:table-cell office:value-type="float" office:value="2.71811400670413">
            <text:p>2.7181140067</text:p>
          </table:table-cell>
          <table:table-cell office:value-type="float" office:value="6.38407173352425">
            <text:p>6.3840717335</text:p>
          </table:table-cell>
          <table:table-cell/>
          <table:table-cell table:formula="of:=AVERAGE([.B12];[.K12])" office:value-type="float" office:value="4.89201140659043">
            <text:p>4.8920114066</text:p>
          </table:table-cell>
          <table:table-cell office:value-type="string">
            <text:p>countrysid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babysitter</text:p>
          </table:table-cell>
          <table:table-cell office:value-type="float" office:value="1.99683429009747">
            <text:p>1.9968342901</text:p>
          </table:table-cell>
          <table:table-cell office:value-type="float" office:value="2.98170832877804">
            <text:p>2.9817083288</text:p>
          </table:table-cell>
          <table:table-cell office:value-type="float" office:value="3.73061189756845">
            <text:p>3.7306118976</text:p>
          </table:table-cell>
          <table:table-cell office:value-type="float" office:value="3.09151694079628">
            <text:p>3.0915169408</text:p>
          </table:table-cell>
          <table:table-cell office:value-type="float" office:value="4.77496177030844">
            <text:p>4.7749617703</text:p>
          </table:table-cell>
          <table:table-cell office:value-type="float" office:value="2.25089165837653">
            <text:p>2.2508916584</text:p>
          </table:table-cell>
          <table:table-cell office:value-type="float" office:value="3.68452378077563">
            <text:p>3.6845237808</text:p>
          </table:table-cell>
          <table:table-cell office:value-type="float" office:value="4.85129528924153">
            <text:p>4.8512952892</text:p>
          </table:table-cell>
          <table:table-cell office:value-type="float" office:value="2.11703544417469">
            <text:p>2.1170354442</text:p>
          </table:table-cell>
          <table:table-cell office:value-type="float" office:value="7.81784874286495">
            <text:p>7.8178487429</text:p>
          </table:table-cell>
          <table:table-cell/>
          <table:table-cell table:formula="of:=AVERAGE([.B13];[.K13])" office:value-type="float" office:value="4.90734151648121">
            <text:p>4.9073415165</text:p>
          </table:table-cell>
          <table:table-cell office:value-type="string">
            <text:p>babysitte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snapshot</text:p>
          </table:table-cell>
          <table:table-cell office:value-type="float" office:value="5.17883331849589">
            <text:p>5.1788333185</text:p>
          </table:table-cell>
          <table:table-cell office:value-type="float" office:value="2.70013675455993">
            <text:p>2.7001367546</text:p>
          </table:table-cell>
          <table:table-cell office:value-type="float" office:value="6.25481121198391">
            <text:p>6.254811212</text:p>
          </table:table-cell>
          <table:table-cell office:value-type="float" office:value="4.74370877692127">
            <text:p>4.7437087769</text:p>
          </table:table-cell>
          <table:table-cell office:value-type="float" office:value="5.35126808000496">
            <text:p>5.35126808</text:p>
          </table:table-cell>
          <table:table-cell office:value-type="float" office:value="2.8677641047434">
            <text:p>2.8677641047</text:p>
          </table:table-cell>
          <table:table-cell office:value-type="float" office:value="8.21797032715404">
            <text:p>8.2179703272</text:p>
          </table:table-cell>
          <table:table-cell office:value-type="float" office:value="4.05115897478026">
            <text:p>4.0511589748</text:p>
          </table:table-cell>
          <table:table-cell office:value-type="float" office:value="3.30060478223459">
            <text:p>3.3006047822</text:p>
          </table:table-cell>
          <table:table-cell office:value-type="float" office:value="7.01836321223891">
            <text:p>7.0183632122</text:p>
          </table:table-cell>
          <table:table-cell/>
          <table:table-cell table:formula="of:=AVERAGE([.B14:.K14])" office:value-type="float" office:value="4.96846195431172">
            <text:p>4.9684619543</text:p>
          </table:table-cell>
          <table:table-cell office:value-type="string">
            <text:p>snapshot</text:p>
          </table:table-cell>
          <table:table-cell office:value-type="float" office:value="0.9">
            <text:p>0.9</text:p>
          </table:table-cell>
          <table:table-cell/>
        </table:table-row>
        <table:table-row table:style-name="ro3">
          <table:table-cell office:value-type="string">
            <text:p>staircase</text:p>
          </table:table-cell>
          <table:table-cell office:value-type="float" office:value="3.12015415035421">
            <text:p>3.1201541504</text:p>
          </table:table-cell>
          <table:table-cell office:value-type="float" office:value="2.23347570403712">
            <text:p>2.233475704</text:p>
          </table:table-cell>
          <table:table-cell office:value-type="float" office:value="4.29026305797743">
            <text:p>4.290263058</text:p>
          </table:table-cell>
          <table:table-cell office:value-type="float" office:value="3.19753508237773">
            <text:p>3.1975350824</text:p>
          </table:table-cell>
          <table:table-cell office:value-type="float" office:value="14.6957138263097">
            <text:p>14.6957138263</text:p>
          </table:table-cell>
          <table:table-cell office:value-type="float" office:value="2.11780153387008">
            <text:p>2.1178015339</text:p>
          </table:table-cell>
          <table:table-cell office:value-type="float" office:value="4.4685215012214">
            <text:p>4.4685215012</text:p>
          </table:table-cell>
          <table:table-cell office:value-type="float" office:value="3.66764203749699">
            <text:p>3.6676420375</text:p>
          </table:table-cell>
          <table:table-cell office:value-type="float" office:value="7.61831044924656">
            <text:p>7.6183104492</text:p>
          </table:table-cell>
          <table:table-cell office:value-type="float" office:value="6.55099356219034">
            <text:p>6.5509935622</text:p>
          </table:table-cell>
          <table:table-cell/>
          <table:table-cell table:formula="of:=AVERAGE([.B15:.K15])" office:value-type="float" office:value="5.19604109050816">
            <text:p>5.1960410905</text:p>
          </table:table-cell>
          <table:table-cell office:value-type="string">
            <text:p>staircase</text:p>
          </table:table-cell>
          <table:table-cell office:value-type="float" office:value="0.9">
            <text:p>0.9</text:p>
          </table:table-cell>
          <table:table-cell/>
        </table:table-row>
        <table:table-row table:style-name="ro3">
          <table:table-cell office:value-type="string">
            <text:p>seaside</text:p>
          </table:table-cell>
          <table:table-cell office:value-type="float" office:value="2.63716764963465">
            <text:p>2.6371676496</text:p>
          </table:table-cell>
          <table:table-cell office:value-type="float" office:value="4.07226311269915">
            <text:p>4.0722631127</text:p>
          </table:table-cell>
          <table:table-cell office:value-type="float" office:value="6.41164449288044">
            <text:p>6.4116444929</text:p>
          </table:table-cell>
          <table:table-cell office:value-type="float" office:value="7.68951881892281">
            <text:p>7.6895188189</text:p>
          </table:table-cell>
          <table:table-cell office:value-type="float" office:value="5.38161322489032">
            <text:p>5.3816132249</text:p>
          </table:table-cell>
          <table:table-cell office:value-type="float" office:value="5.15159580890395">
            <text:p>5.1515958089</text:p>
          </table:table-cell>
          <table:table-cell office:value-type="float" office:value="7.02140946015061">
            <text:p>7.0214094602</text:p>
          </table:table-cell>
          <table:table-cell office:value-type="float" office:value="3.18457811337794">
            <text:p>3.1845781134</text:p>
          </table:table-cell>
          <table:table-cell office:value-type="float" office:value="4.9173432081825">
            <text:p>4.9173432082</text:p>
          </table:table-cell>
          <table:table-cell office:value-type="float" office:value="5.85079422190938">
            <text:p>5.8507942219</text:p>
          </table:table-cell>
          <table:table-cell/>
          <table:table-cell table:formula="of:=AVERAGE([.B16:.K16])" office:value-type="float" office:value="5.23179281115518">
            <text:p>5.2317928112</text:p>
          </table:table-cell>
          <table:table-cell office:value-type="string">
            <text:p>seasid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landmark</text:p>
          </table:table-cell>
          <table:table-cell office:value-type="float" office:value="2.85482335655252">
            <text:p>2.8548233566</text:p>
          </table:table-cell>
          <table:table-cell office:value-type="float" office:value="4.94754791114247">
            <text:p>4.9475479111</text:p>
          </table:table-cell>
          <table:table-cell office:value-type="float" office:value="9.12569531871122">
            <text:p>9.1256953187</text:p>
          </table:table-cell>
          <table:table-cell office:value-type="float" office:value="5.2404891862243">
            <text:p>5.2404891862</text:p>
          </table:table-cell>
          <table:table-cell office:value-type="float" office:value="10.5755387223326">
            <text:p>10.5755387223</text:p>
          </table:table-cell>
          <table:table-cell office:value-type="float" office:value="5.51816097421943">
            <text:p>5.5181609742</text:p>
          </table:table-cell>
          <table:table-cell office:value-type="float" office:value="5.20165907619958">
            <text:p>5.2016590762</text:p>
          </table:table-cell>
          <table:table-cell office:value-type="float" office:value="4.90111587091633">
            <text:p>4.9011158709</text:p>
          </table:table-cell>
          <table:table-cell office:value-type="float" office:value="8.01755607124505">
            <text:p>8.0175560712</text:p>
          </table:table-cell>
          <table:table-cell office:value-type="float" office:value="7.66830791372558">
            <text:p>7.6683079137</text:p>
          </table:table-cell>
          <table:table-cell/>
          <table:table-cell table:formula="of:=AVERAGE([.B17];[.K17])" office:value-type="float" office:value="5.26156563513905">
            <text:p>5.2615656351</text:p>
          </table:table-cell>
          <table:table-cell office:value-type="string">
            <text:p>landmark</text:p>
          </table:table-cell>
          <table:table-cell office:value-type="float" office:value="0.6">
            <text:p>0.6</text:p>
          </table:table-cell>
          <table:table-cell/>
        </table:table-row>
        <table:table-row table:style-name="ro3">
          <table:table-cell office:value-type="string">
            <text:p>viewpoint</text:p>
          </table:table-cell>
          <table:table-cell office:value-type="float" office:value="1.69911344727734">
            <text:p>1.6991134473</text:p>
          </table:table-cell>
          <table:table-cell office:value-type="float" office:value="2.41819314636814">
            <text:p>2.4181931464</text:p>
          </table:table-cell>
          <table:table-cell office:value-type="float" office:value="3.05829900928074">
            <text:p>3.0582990093</text:p>
          </table:table-cell>
          <table:table-cell office:value-type="float" office:value="4.07172943634214">
            <text:p>4.0717294363</text:p>
          </table:table-cell>
          <table:table-cell office:value-type="float" office:value="16.4408983380708">
            <text:p>16.4408983381</text:p>
          </table:table-cell>
          <table:table-cell office:value-type="float" office:value="3.33423907793986">
            <text:p>3.3342390779</text:p>
          </table:table-cell>
          <table:table-cell office:value-type="float" office:value="7.25026622975201">
            <text:p>7.2502662298</text:p>
          </table:table-cell>
          <table:table-cell office:value-type="float" office:value="5.60120654599268">
            <text:p>5.601206546</text:p>
          </table:table-cell>
          <table:table-cell office:value-type="float" office:value="3.35039276434691">
            <text:p>3.3503927643</text:p>
          </table:table-cell>
          <table:table-cell office:value-type="float" office:value="6.96890786639415">
            <text:p>6.9689078664</text:p>
          </table:table-cell>
          <table:table-cell/>
          <table:table-cell table:formula="of:=AVERAGE([.B18:.K18])" office:value-type="float" office:value="5.41932458617648">
            <text:p>5.4193245862</text:p>
          </table:table-cell>
          <table:table-cell office:value-type="string">
            <text:p>viewpoint</text:p>
          </table:table-cell>
          <table:table-cell office:value-type="float" office:value="0.8">
            <text:p>0.8</text:p>
          </table:table-cell>
          <table:table-cell/>
        </table:table-row>
        <table:table-row table:style-name="ro3">
          <table:table-cell office:value-type="string">
            <text:p>riverbank</text:p>
          </table:table-cell>
          <table:table-cell office:value-type="float" office:value="7.42656476641423">
            <text:p>7.4265647664</text:p>
          </table:table-cell>
          <table:table-cell office:value-type="float" office:value="3.04096863967425">
            <text:p>3.0409686397</text:p>
          </table:table-cell>
          <table:table-cell office:value-type="float" office:value="7.9090081830218">
            <text:p>7.909008183</text:p>
          </table:table-cell>
          <table:table-cell office:value-type="float" office:value="5.27415056515019">
            <text:p>5.2741505652</text:p>
          </table:table-cell>
          <table:table-cell office:value-type="float" office:value="6.97468330070842">
            <text:p>6.9746833007</text:p>
          </table:table-cell>
          <table:table-cell office:value-type="float" office:value="6.85010902742215">
            <text:p>6.8501090274</text:p>
          </table:table-cell>
          <table:table-cell office:value-type="float" office:value="4.88402041940026">
            <text:p>4.8840204194</text:p>
          </table:table-cell>
          <table:table-cell office:value-type="float" office:value="3.91823607394872">
            <text:p>3.9182360739</text:p>
          </table:table-cell>
          <table:table-cell office:value-type="float" office:value="2.93442839687486">
            <text:p>2.9344283969</text:p>
          </table:table-cell>
          <table:table-cell office:value-type="float" office:value="6.15138210066834">
            <text:p>6.1513821007</text:p>
          </table:table-cell>
          <table:table-cell/>
          <table:table-cell table:formula="of:=AVERAGE([.B19:.K19])" office:value-type="float" office:value="5.53635514732832">
            <text:p>5.5363551473</text:p>
          </table:table-cell>
          <table:table-cell office:value-type="string">
            <text:p>riverbank</text:p>
          </table:table-cell>
          <table:table-cell office:value-type="float" office:value="0.8">
            <text:p>0.8</text:p>
          </table:table-cell>
          <table:table-cell/>
        </table:table-row>
        <table:table-row table:style-name="ro3">
          <table:table-cell office:value-type="string">
            <text:p>oatmeal</text:p>
          </table:table-cell>
          <table:table-cell office:value-type="float" office:value="2.8381241618481">
            <text:p>2.8381241618</text:p>
          </table:table-cell>
          <table:table-cell office:value-type="float" office:value="5.17918995799846">
            <text:p>5.179189958</text:p>
          </table:table-cell>
          <table:table-cell office:value-type="float" office:value="7.48824372587842">
            <text:p>7.4882437259</text:p>
          </table:table-cell>
          <table:table-cell office:value-type="float" office:value="4.74243659171043">
            <text:p>4.7424365917</text:p>
          </table:table-cell>
          <table:table-cell office:value-type="float" office:value="7.56734584961669">
            <text:p>7.5673458496</text:p>
          </table:table-cell>
          <table:table-cell office:value-type="float" office:value="2.0329798896928">
            <text:p>2.0329798897</text:p>
          </table:table-cell>
          <table:table-cell office:value-type="float" office:value="5.35140516183856">
            <text:p>5.3514051618</text:p>
          </table:table-cell>
          <table:table-cell office:value-type="float" office:value="4.00156357155902">
            <text:p>4.0015635716</text:p>
          </table:table-cell>
          <table:table-cell office:value-type="float" office:value="9.40538641346757">
            <text:p>9.4053864135</text:p>
          </table:table-cell>
          <table:table-cell office:value-type="float" office:value="8.2016137990322">
            <text:p>8.201613799</text:p>
          </table:table-cell>
          <table:table-cell/>
          <table:table-cell table:formula="of:=AVERAGE([.B20:.K20])" office:value-type="float" office:value="5.68082891226423">
            <text:p>5.6808289123</text:p>
          </table:table-cell>
          <table:table-cell office:value-type="string">
            <text:p>oatmeal</text:p>
          </table:table-cell>
          <table:table-cell office:value-type="float" office:value="0.6">
            <text:p>0.6</text:p>
          </table:table-cell>
          <table:table-cell/>
        </table:table-row>
        <table:table-row table:style-name="ro3">
          <table:table-cell office:value-type="string">
            <text:p>woodwork</text:p>
          </table:table-cell>
          <table:table-cell office:value-type="float" office:value="3.68182241919567">
            <text:p>3.6818224192</text:p>
          </table:table-cell>
          <table:table-cell office:value-type="float" office:value="3.27737015586172">
            <text:p>3.2773701559</text:p>
          </table:table-cell>
          <table:table-cell office:value-type="float" office:value="9.29630369262304">
            <text:p>9.2963036926</text:p>
          </table:table-cell>
          <table:table-cell office:value-type="float" office:value="4.88224268931663">
            <text:p>4.8822426893</text:p>
          </table:table-cell>
          <table:table-cell office:value-type="float" office:value="7.34801043063635">
            <text:p>7.3480104306</text:p>
          </table:table-cell>
          <table:table-cell office:value-type="float" office:value="4.55120304455795">
            <text:p>4.5512030446</text:p>
          </table:table-cell>
          <table:table-cell office:value-type="float" office:value="6.75138910353599">
            <text:p>6.7513891035</text:p>
          </table:table-cell>
          <table:table-cell office:value-type="float" office:value="4.86780153387008">
            <text:p>4.8678015339</text:p>
          </table:table-cell>
          <table:table-cell office:value-type="float" office:value="4.01813441161357">
            <text:p>4.0181344116</text:p>
          </table:table-cell>
          <table:table-cell office:value-type="float" office:value="8.60065718301303">
            <text:p>8.600657183</text:p>
          </table:table-cell>
          <table:table-cell/>
          <table:table-cell table:formula="of:=AVERAGE([.B21:.K21])" office:value-type="float" office:value="5.7274934664224">
            <text:p>5.7274934664</text:p>
          </table:table-cell>
          <table:table-cell office:value-type="string">
            <text:p>woodwork</text:p>
          </table:table-cell>
          <table:table-cell office:value-type="float" office:value="0.9">
            <text:p>0.9</text:p>
          </table:table-cell>
          <table:table-cell/>
        </table:table-row>
        <table:table-row table:style-name="ro3">
          <table:table-cell office:value-type="string">
            <text:p>daredevil</text:p>
          </table:table-cell>
          <table:table-cell office:value-type="float" office:value="5.21033134119352">
            <text:p>5.2103313412</text:p>
          </table:table-cell>
          <table:table-cell office:value-type="float" office:value="5.89796604313597">
            <text:p>5.8979660431</text:p>
          </table:table-cell>
          <table:table-cell office:value-type="float" office:value="3.01198548128013">
            <text:p>3.0119854813</text:p>
          </table:table-cell>
          <table:table-cell office:value-type="float" office:value="4.21083636660478">
            <text:p>4.2108363666</text:p>
          </table:table-cell>
          <table:table-cell office:value-type="float" office:value="6.52223993540974">
            <text:p>6.5222399354</text:p>
          </table:table-cell>
          <table:table-cell office:value-type="float" office:value="3.73436790657706">
            <text:p>3.7343679066</text:p>
          </table:table-cell>
          <table:table-cell office:value-type="float" office:value="4.61811666296489">
            <text:p>4.618116663</text:p>
          </table:table-cell>
          <table:table-cell office:value-type="float" office:value="5.11815590317747">
            <text:p>5.1181559032</text:p>
          </table:table-cell>
          <table:table-cell office:value-type="float" office:value="2.8667861178983">
            <text:p>2.8667861179</text:p>
          </table:table-cell>
          <table:table-cell office:value-type="float" office:value="6.26842297810254">
            <text:p>6.2684229781</text:p>
          </table:table-cell>
          <table:table-cell/>
          <table:table-cell table:formula="of:=AVERAGE([.B22];[.K22])" office:value-type="float" office:value="5.73937715964803">
            <text:p>5.7393771596</text:p>
          </table:table-cell>
          <table:table-cell office:value-type="string">
            <text:p>daredevi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eardrum</text:p>
          </table:table-cell>
          <table:table-cell office:value-type="float" office:value="3.5869605934713">
            <text:p>3.5869605935</text:p>
          </table:table-cell>
          <table:table-cell office:value-type="float" office:value="4.38245564670069">
            <text:p>4.3824556467</text:p>
          </table:table-cell>
          <table:table-cell office:value-type="float" office:value="6.75484157339088">
            <text:p>6.7548415734</text:p>
          </table:table-cell>
          <table:table-cell office:value-type="float" office:value="3.96470680300263">
            <text:p>3.964706803</text:p>
          </table:table-cell>
          <table:table-cell office:value-type="float" office:value="6.78689978516195">
            <text:p>6.7868997852</text:p>
          </table:table-cell>
          <table:table-cell office:value-type="float" office:value="5.40020972384536">
            <text:p>5.4002097238</text:p>
          </table:table-cell>
          <table:table-cell office:value-type="float" office:value="3.636430975861">
            <text:p>3.6364309759</text:p>
          </table:table-cell>
          <table:table-cell office:value-type="float" office:value="4.88449250934536">
            <text:p>4.8844925093</text:p>
          </table:table-cell>
          <table:table-cell office:value-type="float" office:value="11.9537442407436">
            <text:p>11.9537442407</text:p>
          </table:table-cell>
          <table:table-cell office:value-type="float" office:value="7.91913618406397">
            <text:p>7.9191361841</text:p>
          </table:table-cell>
          <table:table-cell/>
          <table:table-cell table:formula="of:=AVERAGE([.B23];[.K23])" office:value-type="float" office:value="5.75304838876764">
            <text:p>5.7530483888</text:p>
          </table:table-cell>
          <table:table-cell office:value-type="string">
            <text:p>eardrum</text:p>
          </table:table-cell>
          <table:table-cell office:value-type="float" office:value="0.8">
            <text:p>0.8</text:p>
          </table:table-cell>
          <table:table-cell/>
        </table:table-row>
        <table:table-row table:style-name="ro3">
          <table:table-cell office:value-type="string">
            <text:p>waterproof</text:p>
          </table:table-cell>
          <table:table-cell office:value-type="float" office:value="2.35578337530023">
            <text:p>2.3557833753</text:p>
          </table:table-cell>
          <table:table-cell office:value-type="float" office:value="5.39632267918205">
            <text:p>5.3963226792</text:p>
          </table:table-cell>
          <table:table-cell office:value-type="float" office:value="11.4185703118565">
            <text:p>11.4185703119</text:p>
          </table:table-cell>
          <table:table-cell office:value-type="float" office:value="5.11680028532282">
            <text:p>5.1168002853</text:p>
          </table:table-cell>
          <table:table-cell office:value-type="float" office:value="5.9756557205983">
            <text:p>5.9756557206</text:p>
          </table:table-cell>
          <table:table-cell office:value-type="float" office:value="5.81835584715373">
            <text:p>5.8183558472</text:p>
          </table:table-cell>
          <table:table-cell office:value-type="float" office:value="5.73429606680293">
            <text:p>5.7342960668</text:p>
          </table:table-cell>
          <table:table-cell office:value-type="float" office:value="4.83417146403372">
            <text:p>4.834171464</text:p>
          </table:table-cell>
          <table:table-cell office:value-type="float" office:value="4.11727330023496">
            <text:p>4.1172733002</text:p>
          </table:table-cell>
          <table:table-cell office:value-type="float" office:value="7.40729590259798">
            <text:p>7.4072959026</text:p>
          </table:table-cell>
          <table:table-cell/>
          <table:table-cell table:formula="of:=AVERAGE([.B24:.K24])" office:value-type="float" office:value="5.81745249530832">
            <text:p>5.8174524953</text:p>
          </table:table-cell>
          <table:table-cell office:value-type="string">
            <text:p>waterproof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firework</text:p>
          </table:table-cell>
          <table:table-cell office:value-type="float" office:value="5.05431952845538">
            <text:p>5.0543195285</text:p>
          </table:table-cell>
          <table:table-cell office:value-type="float" office:value="2.46362362818036">
            <text:p>2.4636236282</text:p>
          </table:table-cell>
          <table:table-cell office:value-type="float" office:value="5.05376404320123">
            <text:p>5.0537640432</text:p>
          </table:table-cell>
          <table:table-cell office:value-type="float" office:value="4.64828505160403">
            <text:p>4.6482850516</text:p>
          </table:table-cell>
          <table:table-cell office:value-type="float" office:value="4.44615983948461">
            <text:p>4.4461598395</text:p>
          </table:table-cell>
          <table:table-cell office:value-type="float" office:value="4.23445483874093">
            <text:p>4.2344548387</text:p>
          </table:table-cell>
          <table:table-cell office:value-type="float" office:value="6.13436150740381">
            <text:p>6.1343615074</text:p>
          </table:table-cell>
          <table:table-cell office:value-type="float" office:value="3.76921261192547">
            <text:p>3.7692126119</text:p>
          </table:table-cell>
          <table:table-cell office:value-type="float" office:value="5.3998686358409">
            <text:p>5.3998686358</text:p>
          </table:table-cell>
          <table:table-cell office:value-type="float" office:value="6.87816577963713">
            <text:p>6.8781657796</text:p>
          </table:table-cell>
          <table:table-cell/>
          <table:table-cell table:formula="of:=AVERAGE([.B25];[.K25])" office:value-type="float" office:value="5.96624265404626">
            <text:p>5.966242654</text:p>
          </table:table-cell>
          <table:table-cell office:value-type="string">
            <text:p>firewor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workshop</text:p>
          </table:table-cell>
          <table:table-cell office:value-type="float" office:value="3.33858685239102">
            <text:p>3.3385868524</text:p>
          </table:table-cell>
          <table:table-cell office:value-type="float" office:value="3.77535689606157">
            <text:p>3.7753568961</text:p>
          </table:table-cell>
          <table:table-cell office:value-type="float" office:value="13.3845856482221">
            <text:p>13.3845856482</text:p>
          </table:table-cell>
          <table:table-cell office:value-type="float" office:value="4.33592445740942">
            <text:p>4.3359244574</text:p>
          </table:table-cell>
          <table:table-cell office:value-type="float" office:value="7.1916223076696">
            <text:p>7.1916223077</text:p>
          </table:table-cell>
          <table:table-cell office:value-type="float" office:value="2.61778161191523">
            <text:p>2.6177816119</text:p>
          </table:table-cell>
          <table:table-cell office:value-type="float" office:value="5.70132100667433">
            <text:p>5.7013210067</text:p>
          </table:table-cell>
          <table:table-cell office:value-type="float" office:value="5.93508401027611">
            <text:p>5.9350840103</text:p>
          </table:table-cell>
          <table:table-cell office:value-type="float" office:value="5.71654681296968">
            <text:p>5.716546813</text:p>
          </table:table-cell>
          <table:table-cell office:value-type="float" office:value="7.88431562653932">
            <text:p>7.8843156265</text:p>
          </table:table-cell>
          <table:table-cell/>
          <table:table-cell table:formula="of:=AVERAGE([.B26:.K26])" office:value-type="float" office:value="5.98811252301284">
            <text:p>5.988112523</text:p>
          </table:table-cell>
          <table:table-cell office:value-type="string">
            <text:p>workshop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atwave</text:p>
          </table:table-cell>
          <table:table-cell office:value-type="float" office:value="2.09131723979954">
            <text:p>2.0913172398</text:p>
          </table:table-cell>
          <table:table-cell office:value-type="float" office:value="4.83561400148028">
            <text:p>4.8356140015</text:p>
          </table:table-cell>
          <table:table-cell office:value-type="float" office:value="11.7631695756863">
            <text:p>11.7631695757</text:p>
          </table:table-cell>
          <table:table-cell office:value-type="float" office:value="3.12024437930086">
            <text:p>3.1202443793</text:p>
          </table:table-cell>
          <table:table-cell office:value-type="float" office:value="7.14287944044918">
            <text:p>7.1428794404</text:p>
          </table:table-cell>
          <table:table-cell office:value-type="float" office:value="4.23424777115542">
            <text:p>4.2342477712</text:p>
          </table:table-cell>
          <table:table-cell office:value-type="float" office:value="10.600811125385">
            <text:p>10.6008111254</text:p>
          </table:table-cell>
          <table:table-cell office:value-type="float" office:value="4.76751200146828">
            <text:p>4.7675120015</text:p>
          </table:table-cell>
          <table:table-cell office:value-type="float" office:value="4.75023423388484">
            <text:p>4.7502342339</text:p>
          </table:table-cell>
          <table:table-cell office:value-type="float" office:value="9.88535398294152">
            <text:p>9.8853539829</text:p>
          </table:table-cell>
          <table:table-cell/>
          <table:table-cell table:formula="of:=AVERAGE([.B27];[.K27])" office:value-type="float" office:value="5.98833561137053">
            <text:p>5.9883356114</text:p>
          </table:table-cell>
          <table:table-cell office:value-type="string">
            <text:p>heatwav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ashtray</text:p>
          </table:table-cell>
          <table:table-cell office:value-type="float" office:value="3.54118373518577">
            <text:p>3.5411837352</text:p>
          </table:table-cell>
          <table:table-cell office:value-type="float" office:value="2.52739752388152">
            <text:p>2.5273975239</text:p>
          </table:table-cell>
          <table:table-cell office:value-type="float" office:value="13.5234201811836">
            <text:p>13.5234201812</text:p>
          </table:table-cell>
          <table:table-cell office:value-type="float" office:value="3.15229061755235">
            <text:p>3.1522906176</text:p>
          </table:table-cell>
          <table:table-cell office:value-type="float" office:value="7.69071830782923">
            <text:p>7.6907183078</text:p>
          </table:table-cell>
          <table:table-cell office:value-type="float" office:value="3.63370830878193">
            <text:p>3.6337083088</text:p>
          </table:table-cell>
          <table:table-cell office:value-type="float" office:value="5.21699898096267">
            <text:p>5.216998981</text:p>
          </table:table-cell>
          <table:table-cell office:value-type="float" office:value="7.29175158651196">
            <text:p>7.2917515865</text:p>
          </table:table-cell>
          <table:table-cell office:value-type="float" office:value="2.02174752967767">
            <text:p>2.0217475297</text:p>
          </table:table-cell>
          <table:table-cell office:value-type="float" office:value="8.66763841532338">
            <text:p>8.6676384153</text:p>
          </table:table-cell>
          <table:table-cell/>
          <table:table-cell table:formula="of:=AVERAGE([.B28];[.K28])" office:value-type="float" office:value="6.10441107525458">
            <text:p>6.1044110753</text:p>
          </table:table-cell>
          <table:table-cell office:value-type="string">
            <text:p>ashtray</text:p>
          </table:table-cell>
          <table:table-cell office:value-type="float" office:value="0.8">
            <text:p>0.8</text:p>
          </table:table-cell>
          <table:table-cell/>
        </table:table-row>
        <table:table-row table:style-name="ro3">
          <table:table-cell office:value-type="string">
            <text:p>windshield</text:p>
          </table:table-cell>
          <table:table-cell office:value-type="float" office:value="3.75976610608632">
            <text:p>3.7597661061</text:p>
          </table:table-cell>
          <table:table-cell office:value-type="float" office:value="2.05977217835607">
            <text:p>2.0597721784</text:p>
          </table:table-cell>
          <table:table-cell office:value-type="float" office:value="12.8381113330834">
            <text:p>12.8381113331</text:p>
          </table:table-cell>
          <table:table-cell office:value-type="float" office:value="3.26406587823294">
            <text:p>3.2640658782</text:p>
          </table:table-cell>
          <table:table-cell office:value-type="float" office:value="10.1397197172919">
            <text:p>10.1397197173</text:p>
          </table:table-cell>
          <table:table-cell office:value-type="float" office:value="3.88480582735338">
            <text:p>3.8848058274</text:p>
          </table:table-cell>
          <table:table-cell office:value-type="float" office:value="4.30076355417441">
            <text:p>4.3007635542</text:p>
          </table:table-cell>
          <table:table-cell office:value-type="float" office:value="7.11834123771951">
            <text:p>7.1183412377</text:p>
          </table:table-cell>
          <table:table-cell office:value-type="float" office:value="2.983718933825">
            <text:p>2.9837189338</text:p>
          </table:table-cell>
          <table:table-cell office:value-type="float" office:value="12.1737918843992">
            <text:p>12.1737918844</text:p>
          </table:table-cell>
          <table:table-cell/>
          <table:table-cell table:formula="of:=AVERAGE([.B29:.K29])" office:value-type="float" office:value="6.25228566505221">
            <text:p>6.2522856651</text:p>
          </table:table-cell>
          <table:table-cell office:value-type="string">
            <text:p>windshield</text:p>
          </table:table-cell>
          <table:table-cell office:value-type="float" office:value="0.6">
            <text:p>0.6</text:p>
          </table:table-cell>
          <table:table-cell/>
        </table:table-row>
        <table:table-row table:style-name="ro3">
          <table:table-cell office:value-type="string">
            <text:p>carpool</text:p>
          </table:table-cell>
          <table:table-cell office:value-type="float" office:value="2.8562952427601">
            <text:p>2.8562952428</text:p>
          </table:table-cell>
          <table:table-cell office:value-type="float" office:value="3.57211857536458">
            <text:p>3.5721185754</text:p>
          </table:table-cell>
          <table:table-cell office:value-type="float" office:value="6.59920991954277">
            <text:p>6.5992099195</text:p>
          </table:table-cell>
          <table:table-cell office:value-type="float" office:value="4.50798889543512">
            <text:p>4.5079888954</text:p>
          </table:table-cell>
          <table:table-cell office:value-type="float" office:value="11.6678044350119">
            <text:p>11.667804435</text:p>
          </table:table-cell>
          <table:table-cell office:value-type="float" office:value="5.60020260023703">
            <text:p>5.6002026002</text:p>
          </table:table-cell>
          <table:table-cell office:value-type="float" office:value="7.2328387456655">
            <text:p>7.2328387457</text:p>
          </table:table-cell>
          <table:table-cell office:value-type="float" office:value="12.4517713635796">
            <text:p>12.4517713636</text:p>
          </table:table-cell>
          <table:table-cell office:value-type="float" office:value="8.43281411488715">
            <text:p>8.4328141149</text:p>
          </table:table-cell>
          <table:table-cell office:value-type="float" office:value="9.91787989355544">
            <text:p>9.9178798936</text:p>
          </table:table-cell>
          <table:table-cell/>
          <table:table-cell table:formula="of:=AVERAGE([.B30];[.K30])" office:value-type="float" office:value="6.38708756815777">
            <text:p>6.3870875682</text:p>
          </table:table-cell>
          <table:table-cell office:value-type="string">
            <text:p>carpool</text:p>
          </table:table-cell>
          <table:table-cell office:value-type="float" office:value="0.5">
            <text:p>0.5</text:p>
          </table:table-cell>
          <table:table-cell/>
        </table:table-row>
        <table:table-row table:style-name="ro3">
          <table:table-cell office:value-type="string">
            <text:p>playpen</text:p>
          </table:table-cell>
          <table:table-cell office:value-type="float" office:value="4.94402556173736">
            <text:p>4.9440255617</text:p>
          </table:table-cell>
          <table:table-cell office:value-type="float" office:value="8.17440440351493">
            <text:p>8.1744044035</text:p>
          </table:table-cell>
          <table:table-cell office:value-type="float" office:value="6.87973295655684">
            <text:p>6.8797329566</text:p>
          </table:table-cell>
          <table:table-cell office:value-type="float" office:value="7.3931732190249">
            <text:p>7.393173219</text:p>
          </table:table-cell>
          <table:table-cell office:value-type="float" office:value="11.6687653090048">
            <text:p>11.668765309</text:p>
          </table:table-cell>
          <table:table-cell office:value-type="float" office:value="5.86842575510309">
            <text:p>5.8684257551</text:p>
          </table:table-cell>
          <table:table-cell office:value-type="float" office:value="5.90164108607132">
            <text:p>5.9016410861</text:p>
          </table:table-cell>
          <table:table-cell office:value-type="float" office:value="5.6515245728242">
            <text:p>5.6515245728</text:p>
          </table:table-cell>
          <table:table-cell office:value-type="float" office:value="5.03279696993013">
            <text:p>5.0327969699</text:p>
          </table:table-cell>
          <table:table-cell office:value-type="float" office:value="5.42788614784331">
            <text:p>5.4278861478</text:p>
          </table:table-cell>
          <table:table-cell/>
          <table:table-cell table:formula="of:=AVERAGE([.B31:.K31])" office:value-type="float" office:value="6.69423759816109">
            <text:p>6.6942375982</text:p>
          </table:table-cell>
          <table:table-cell office:value-type="string">
            <text:p>playpen</text:p>
          </table:table-cell>
          <table:table-cell office:value-type="float" office:value="0.4">
            <text:p>0.4</text:p>
          </table:table-cell>
          <table:table-cell/>
        </table:table-row>
        <table:table-row table:style-name="ro3">
          <table:table-cell office:value-type="string">
            <text:p>copycat</text:p>
          </table:table-cell>
          <table:table-cell office:value-type="float" office:value="3.93153248928138">
            <text:p>3.9315324893</text:p>
          </table:table-cell>
          <table:table-cell office:value-type="float" office:value="3.38526771053148">
            <text:p>3.3852677105</text:p>
          </table:table-cell>
          <table:table-cell office:value-type="float" office:value="7.6427695407474">
            <text:p>7.6427695407</text:p>
          </table:table-cell>
          <table:table-cell office:value-type="float" office:value="4.41709928092314">
            <text:p>4.4170992809</text:p>
          </table:table-cell>
          <table:table-cell office:value-type="float" office:value="8.01991023292067">
            <text:p>8.0199102329</text:p>
          </table:table-cell>
          <table:table-cell office:value-type="float" office:value="2.96804095953848">
            <text:p>2.9680409595</text:p>
          </table:table-cell>
          <table:table-cell office:value-type="float" office:value="4.70084710564151">
            <text:p>4.7008471056</text:p>
          </table:table-cell>
          <table:table-cell office:value-type="float" office:value="3.98400931140168">
            <text:p>3.9840093114</text:p>
          </table:table-cell>
          <table:table-cell office:value-type="float" office:value="3.66659341826926">
            <text:p>3.6665934183</text:p>
          </table:table-cell>
          <table:table-cell office:value-type="float" office:value="9.59994784070113">
            <text:p>9.5999478407</text:p>
          </table:table-cell>
          <table:table-cell/>
          <table:table-cell table:formula="of:=AVERAGE([.B32];[.K32])" office:value-type="float" office:value="6.76574016499126">
            <text:p>6.765740165</text:p>
          </table:table-cell>
          <table:table-cell office:value-type="string">
            <text:p>copycat</text:p>
          </table:table-cell>
          <table:table-cell office:value-type="float" office:value="0.8">
            <text:p>0.8</text:p>
          </table:table-cell>
          <table:table-cell/>
        </table:table-row>
        <table:table-row table:style-name="ro3">
          <table:table-cell office:value-type="string">
            <text:p>waterfront</text:p>
          </table:table-cell>
          <table:table-cell office:value-type="float" office:value="6.0361048297782">
            <text:p>6.0361048298</text:p>
          </table:table-cell>
          <table:table-cell office:value-type="float" office:value="8.59519323532004">
            <text:p>8.5951932353</text:p>
          </table:table-cell>
          <table:table-cell office:value-type="float" office:value="6.25553774734726">
            <text:p>6.2555377473</text:p>
          </table:table-cell>
          <table:table-cell office:value-type="float" office:value="4.02552281465614">
            <text:p>4.0255228147</text:p>
          </table:table-cell>
          <table:table-cell office:value-type="float" office:value="11.090195151075">
            <text:p>11.0901951511</text:p>
          </table:table-cell>
          <table:table-cell office:value-type="float" office:value="6.21861265925418">
            <text:p>6.2186126593</text:p>
          </table:table-cell>
          <table:table-cell office:value-type="float" office:value="8.10196780612205">
            <text:p>8.1019678061</text:p>
          </table:table-cell>
          <table:table-cell office:value-type="float" office:value="5.23489191434237">
            <text:p>5.2348919143</text:p>
          </table:table-cell>
          <table:table-cell office:value-type="float" office:value="5.61722138241385">
            <text:p>5.6172213824</text:p>
          </table:table-cell>
          <table:table-cell office:value-type="float" office:value="7.80491879086912">
            <text:p>7.8049187909</text:p>
          </table:table-cell>
          <table:table-cell/>
          <table:table-cell table:formula="of:=AVERAGE([.B33:.K33])" office:value-type="float" office:value="6.89801663311782">
            <text:p>6.8980166331</text:p>
          </table:table-cell>
          <table:table-cell office:value-type="string">
            <text:p>waterfront</text:p>
          </table:table-cell>
          <table:table-cell office:value-type="float" office:value="0.5">
            <text:p>0.5</text:p>
          </table:table-cell>
          <table:table-cell/>
        </table:table-row>
        <table:table-row table:style-name="ro3">
          <table:table-cell office:value-type="string">
            <text:p>treadmill</text:p>
          </table:table-cell>
          <table:table-cell office:value-type="float" office:value="1.99571305658901">
            <text:p>1.9957130566</text:p>
          </table:table-cell>
          <table:table-cell office:value-type="float" office:value="2.15195792508894">
            <text:p>2.1519579251</text:p>
          </table:table-cell>
          <table:table-cell office:value-type="float" office:value="8.3771992768161">
            <text:p>8.3771992768</text:p>
          </table:table-cell>
          <table:table-cell office:value-type="float" office:value="3.85240599085228">
            <text:p>3.8524059909</text:p>
          </table:table-cell>
          <table:table-cell office:value-type="float" office:value="11.8713305474957">
            <text:p>11.8713305475</text:p>
          </table:table-cell>
          <table:table-cell office:value-type="float" office:value="5.1500744960349">
            <text:p>5.150074496</text:p>
          </table:table-cell>
          <table:table-cell office:value-type="float" office:value="5.38498391754911">
            <text:p>5.3849839175</text:p>
          </table:table-cell>
          <table:table-cell office:value-type="float" office:value="8.28526910334222">
            <text:p>8.2852691033</text:p>
          </table:table-cell>
          <table:table-cell office:value-type="float" office:value="10.0482998725001">
            <text:p>10.0482998725</text:p>
          </table:table-cell>
          <table:table-cell office:value-type="float" office:value="12.0539715925006">
            <text:p>12.0539715925</text:p>
          </table:table-cell>
          <table:table-cell/>
          <table:table-cell table:formula="of:=AVERAGE([.B34:.K34])" office:value-type="float" office:value="6.9171205778769">
            <text:p>6.9171205779</text:p>
          </table:table-cell>
          <table:table-cell office:value-type="string">
            <text:p>treadmill</text:p>
          </table:table-cell>
          <table:table-cell office:value-type="float" office:value="0.5">
            <text:p>0.5</text:p>
          </table:table-cell>
          <table:table-cell/>
        </table:table-row>
        <table:table-row table:style-name="ro3">
          <table:table-cell office:value-type="string">
            <text:p>workforce</text:p>
          </table:table-cell>
          <table:table-cell office:value-type="float" office:value="4.47595035441918">
            <text:p>4.4759503544</text:p>
          </table:table-cell>
          <table:table-cell office:value-type="float" office:value="4.19670420646435">
            <text:p>4.1967042065</text:p>
          </table:table-cell>
          <table:table-cell office:value-type="float" office:value="8.00407783463015">
            <text:p>8.0040778346</text:p>
          </table:table-cell>
          <table:table-cell office:value-type="float" office:value="5.11562602629419">
            <text:p>5.1156260263</text:p>
          </table:table-cell>
          <table:table-cell office:value-type="float" office:value="11.1850026683824">
            <text:p>11.1850026684</text:p>
          </table:table-cell>
          <table:table-cell office:value-type="float" office:value="5.7512424055094">
            <text:p>5.7512424055</text:p>
          </table:table-cell>
          <table:table-cell office:value-type="float" office:value="5.66779779095668">
            <text:p>5.667797791</text:p>
          </table:table-cell>
          <table:table-cell office:value-type="float" office:value="5.00137884071046">
            <text:p>5.0013788407</text:p>
          </table:table-cell>
          <table:table-cell office:value-type="float" office:value="11.8346344985475">
            <text:p>11.8346344985</text:p>
          </table:table-cell>
          <table:table-cell office:value-type="float" office:value="9.70098293714909">
            <text:p>9.7009829371</text:p>
          </table:table-cell>
          <table:table-cell/>
          <table:table-cell table:formula="of:=AVERAGE([.B35:.K35])" office:value-type="float" office:value="7.09333975630634">
            <text:p>7.0933397563</text:p>
          </table:table-cell>
          <table:table-cell office:value-type="string">
            <text:p>workforce</text:p>
          </table:table-cell>
          <table:table-cell office:value-type="float" office:value="0.7">
            <text:p>0.7</text:p>
          </table:table-cell>
          <table:table-cell/>
        </table:table-row>
        <table:table-row table:style-name="ro3">
          <table:table-cell office:value-type="string">
            <text:p>healthcare</text:p>
          </table:table-cell>
          <table:table-cell office:value-type="float" office:value="3.5719949916529">
            <text:p>3.5719949917</text:p>
          </table:table-cell>
          <table:table-cell office:value-type="float" office:value="7.56531762295344">
            <text:p>7.565317623</text:p>
          </table:table-cell>
          <table:table-cell office:value-type="float" office:value="10.0460689263709">
            <text:p>10.0460689264</text:p>
          </table:table-cell>
          <table:table-cell office:value-type="float" office:value="4.11950244943728">
            <text:p>4.1195024494</text:p>
          </table:table-cell>
          <table:table-cell office:value-type="float" office:value="4.74264826622675">
            <text:p>4.7426482662</text:p>
          </table:table-cell>
          <table:table-cell office:value-type="float" office:value="5.86781602256451">
            <text:p>5.8678160226</text:p>
          </table:table-cell>
          <table:table-cell office:value-type="float" office:value="6.15125773937689">
            <text:p>6.1512577394</text:p>
          </table:table-cell>
          <table:table-cell office:value-type="float" office:value="8.76823100290858">
            <text:p>8.7682310029</text:p>
          </table:table-cell>
          <table:table-cell office:value-type="float" office:value="10.7006327937106">
            <text:p>10.7006327937</text:p>
          </table:table-cell>
          <table:table-cell office:value-type="float" office:value="10.8045239739604">
            <text:p>10.804523974</text:p>
          </table:table-cell>
          <table:table-cell/>
          <table:table-cell table:formula="of:=AVERAGE([.B36];[.K36])" office:value-type="float" office:value="7.18825948280665">
            <text:p>7.1882594828</text:p>
          </table:table-cell>
          <table:table-cell office:value-type="string">
            <text:p>healthcare</text:p>
          </table:table-cell>
          <table:table-cell office:value-type="float" office:value="0.6">
            <text:p>0.6</text:p>
          </table:table-cell>
          <table:table-cell/>
        </table:table-row>
        <table:table-row table:style-name="ro3">
          <table:table-cell office:value-type="string">
            <text:p>earphone</text:p>
          </table:table-cell>
          <table:table-cell office:value-type="float" office:value="4.47613637140603">
            <text:p>4.4761363714</text:p>
          </table:table-cell>
          <table:table-cell office:value-type="float" office:value="2.12268483675143">
            <text:p>2.1226848368</text:p>
          </table:table-cell>
          <table:table-cell office:value-type="float" office:value="5.11699057856458">
            <text:p>5.1169905786</text:p>
          </table:table-cell>
          <table:table-cell office:value-type="float" office:value="2.90178259872482">
            <text:p>2.9017825987</text:p>
          </table:table-cell>
          <table:table-cell office:value-type="float" office:value="5.66296371683711">
            <text:p>5.6629637168</text:p>
          </table:table-cell>
          <table:table-cell office:value-type="float" office:value="4.18453525099267">
            <text:p>4.184535251</text:p>
          </table:table-cell>
          <table:table-cell office:value-type="float" office:value="4.26833664963488">
            <text:p>4.2683366496</text:p>
          </table:table-cell>
          <table:table-cell office:value-type="float" office:value="5.4691330448477">
            <text:p>5.4691330448</text:p>
          </table:table-cell>
          <table:table-cell office:value-type="float" office:value="6.56735793835469">
            <text:p>6.5673579384</text:p>
          </table:table-cell>
          <table:table-cell office:value-type="float" office:value="10.0355721585256">
            <text:p>10.0355721585</text:p>
          </table:table-cell>
          <table:table-cell/>
          <table:table-cell table:formula="of:=AVERAGE([.B37];[.K37])" office:value-type="float" office:value="7.25585426496582">
            <text:p>7.255854265</text:p>
          </table:table-cell>
          <table:table-cell office:value-type="string">
            <text:p>earphone</text:p>
          </table:table-cell>
          <table:table-cell office:value-type="float" office:value="0.6">
            <text:p>0.6</text:p>
          </table:table-cell>
          <table:table-cell/>
        </table:table-row>
        <table:table-row table:style-name="ro3">
          <table:table-cell office:value-type="string">
            <text:p>sunscreen</text:p>
          </table:table-cell>
          <table:table-cell office:value-type="float" office:value="2.62067243218189">
            <text:p>2.6206724322</text:p>
          </table:table-cell>
          <table:table-cell office:value-type="float" office:value="2.48196362105955">
            <text:p>2.4819636211</text:p>
          </table:table-cell>
          <table:table-cell office:value-type="float" office:value="20.9192575056804">
            <text:p>20.9192575057</text:p>
          </table:table-cell>
          <table:table-cell office:value-type="float" office:value="2.589807722572">
            <text:p>2.5898077226</text:p>
          </table:table-cell>
          <table:table-cell office:value-type="float" office:value="7.98853750445414">
            <text:p>7.9885375045</text:p>
          </table:table-cell>
          <table:table-cell office:value-type="float" office:value="4.21790331694501">
            <text:p>4.2179033169</text:p>
          </table:table-cell>
          <table:table-cell office:value-type="float" office:value="4.93811516579808">
            <text:p>4.9381151658</text:p>
          </table:table-cell>
          <table:table-cell office:value-type="float" office:value="9.01839520810609">
            <text:p>9.0183952081</text:p>
          </table:table-cell>
          <table:table-cell office:value-type="float" office:value="5.83299667243045">
            <text:p>5.8329966724</text:p>
          </table:table-cell>
          <table:table-cell office:value-type="float" office:value="12.7857110085097">
            <text:p>12.7857110085</text:p>
          </table:table-cell>
          <table:table-cell/>
          <table:table-cell table:formula="of:=AVERAGE([.B38:.K38])" office:value-type="float" office:value="7.33933601577373">
            <text:p>7.3393360158</text:p>
          </table:table-cell>
          <table:table-cell office:value-type="string">
            <text:p>sunscreen</text:p>
          </table:table-cell>
          <table:table-cell office:value-type="float" office:value="0.7">
            <text:p>0.7</text:p>
          </table:table-cell>
          <table:table-cell/>
        </table:table-row>
        <table:table-row table:style-name="ro3">
          <table:table-cell office:value-type="string">
            <text:p>firearm</text:p>
          </table:table-cell>
          <table:table-cell office:value-type="float" office:value="5.78822670641239">
            <text:p>5.7882267064</text:p>
          </table:table-cell>
          <table:table-cell office:value-type="float" office:value="2.08990137251385">
            <text:p>2.0899013725</text:p>
          </table:table-cell>
          <table:table-cell office:value-type="float" office:value="9.74892366718268">
            <text:p>9.7489236672</text:p>
          </table:table-cell>
          <table:table-cell office:value-type="float" office:value="2.55861117574386">
            <text:p>2.5586111757</text:p>
          </table:table-cell>
          <table:table-cell office:value-type="float" office:value="6.08463730532094">
            <text:p>6.0846373053</text:p>
          </table:table-cell>
          <table:table-cell office:value-type="float" office:value="3.15117986264795">
            <text:p>3.1511798626</text:p>
          </table:table-cell>
          <table:table-cell office:value-type="float" office:value="4.96774394131171">
            <text:p>4.9677439413</text:p>
          </table:table-cell>
          <table:table-cell office:value-type="float" office:value="4.38488551517003">
            <text:p>4.3848855152</text:p>
          </table:table-cell>
          <table:table-cell office:value-type="float" office:value="6.21723261115221">
            <text:p>6.2172326112</text:p>
          </table:table-cell>
          <table:table-cell office:value-type="float" office:value="9.35044045629729">
            <text:p>9.3504404563</text:p>
          </table:table-cell>
          <table:table-cell/>
          <table:table-cell table:formula="of:=AVERAGE([.B39];[.K39])" office:value-type="float" office:value="7.56933358135484">
            <text:p>7.5693335814</text:p>
          </table:table-cell>
          <table:table-cell office:value-type="string">
            <text:p>firearm</text:p>
          </table:table-cell>
          <table:table-cell office:value-type="float" office:value="0.9">
            <text:p>0.9</text:p>
          </table:table-cell>
          <table:table-cell/>
        </table:table-row>
        <table:table-row table:style-name="ro3">
          <table:table-cell office:value-type="string">
            <text:p>cupboard</text:p>
          </table:table-cell>
          <table:table-cell office:value-type="float" office:value="3.72978743602289">
            <text:p>3.729787436</text:p>
          </table:table-cell>
          <table:table-cell office:value-type="float" office:value="3.33753489422088">
            <text:p>3.3375348942</text:p>
          </table:table-cell>
          <table:table-cell office:value-type="float" office:value="5.7232648676727">
            <text:p>5.7232648677</text:p>
          </table:table-cell>
          <table:table-cell office:value-type="float" office:value="5.55416344522382">
            <text:p>5.5541634452</text:p>
          </table:table-cell>
          <table:table-cell office:value-type="float" office:value="9.39229872534634">
            <text:p>9.3922987253</text:p>
          </table:table-cell>
          <table:table-cell office:value-type="float" office:value="3.16690673627636">
            <text:p>3.1669067363</text:p>
          </table:table-cell>
          <table:table-cell office:value-type="float" office:value="4.60097533058433">
            <text:p>4.6009753306</text:p>
          </table:table-cell>
          <table:table-cell office:value-type="float" office:value="6.48409443247874">
            <text:p>6.4840944325</text:p>
          </table:table-cell>
          <table:table-cell office:value-type="float" office:value="3.55215507249159">
            <text:p>3.5521550725</text:p>
          </table:table-cell>
          <table:table-cell office:value-type="float" office:value="15.4247692675472">
            <text:p>15.4247692675</text:p>
          </table:table-cell>
          <table:table-cell/>
          <table:table-cell table:formula="of:=AVERAGE([.B40];[.K40])" office:value-type="float" office:value="9.57727835178505">
            <text:p>9.5772783518</text:p>
          </table:table-cell>
          <table:table-cell office:value-type="string">
            <text:p>cupboard</text:p>
          </table:table-cell>
          <table:table-cell office:value-type="float" office:value="0.8">
            <text:p>0.8</text:p>
          </table:table-cell>
          <table:table-cell/>
        </table:table-row>
        <table:table-row table:style-name="ro3">
          <table:table-cell office:value-type="string">
            <text:p>guideline</text:p>
          </table:table-cell>
          <table:table-cell office:value-type="float" office:value="5.41208067064872">
            <text:p>5.4120806706</text:p>
          </table:table-cell>
          <table:table-cell office:value-type="float" office:value="5.33570166466234">
            <text:p>5.3357016647</text:p>
          </table:table-cell>
          <table:table-cell office:value-type="float" office:value="6.41263572825119">
            <text:p>6.4126357283</text:p>
          </table:table-cell>
          <table:table-cell office:value-type="float" office:value="6.37931987055345">
            <text:p>6.3793198706</text:p>
          </table:table-cell>
          <table:table-cell office:value-type="float" office:value="11.0443986220052">
            <text:p>11.044398622</text:p>
          </table:table-cell>
          <table:table-cell office:value-type="float" office:value="7.81764348636625">
            <text:p>7.8176434864</text:p>
          </table:table-cell>
          <table:table-cell office:value-type="float" office:value="7.41776217291772">
            <text:p>7.4177621729</text:p>
          </table:table-cell>
          <table:table-cell office:value-type="float" office:value="14.3846500738928">
            <text:p>14.3846500739</text:p>
          </table:table-cell>
          <table:table-cell office:value-type="float" office:value="10.6885462044465">
            <text:p>10.6885462044</text:p>
          </table:table-cell>
          <table:table-cell office:value-type="float" office:value="25.4011092302644">
            <text:p>25.4011092303</text:p>
          </table:table-cell>
          <table:table-cell/>
          <table:table-cell table:formula="of:=AVERAGE([.B41];[.K41])" office:value-type="float" office:value="15.4065949504566">
            <text:p>15.4065949505</text:p>
          </table:table-cell>
          <table:table-cell office:value-type="string">
            <text:p>guideline</text:p>
          </table:table-cell>
          <table:table-cell office:value-type="float" office:value="0.5">
            <text:p>0.5</text:p>
          </table:table-cell>
          <table:table-cell/>
        </table:table-row>
      </table:table>
      <table:table table:name="Sheet4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5" table:default-cell-style-name="Excel_20_Built-in_20_Normal"/>
        <table:table-row table:style-name="ro1">
          <table:table-cell table:style-name="Default" office:value-type="string">
            <text:p>word_ENG_RT</text:p>
          </table:table-cell>
          <table:table-cell table:style-name="ce1" office:value-type="string">
            <text:p>accENG_avg</text:p>
          </table:table-cell>
          <table:table-cell table:number-columns-repeated="2"/>
          <table:table-cell table:style-name="Default" office:value-type="string">
            <text:p>20 most common</text:p>
          </table:table-cell>
          <table:table-cell table:number-columns-repeated="2"/>
          <table:table-cell table:style-name="ce6" office:value-type="string">
            <text:p>compFull_ENG</text:p>
          </table:table-cell>
          <table:table-cell office:value-type="string">
            <text:p>prime_compFull_ENG</text:p>
          </table:table-cell>
          <table:table-cell office:value-type="string">
            <text:p>prime_compRight_ENG</text:p>
          </table:table-cell>
          <table:table-cell office:value-type="string">
            <text:p>prime_exp_ENG</text:p>
          </table:table-cell>
          <table:table-cell office:value-type="string">
            <text:p>ans_ENG</text:p>
          </table:table-cell>
        </table:table-row>
        <table:table-row table:style-name="ro3">
          <table:table-cell office:value-type="string">
            <text:p>soundtrac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irport</text:p>
          </table:table-cell>
          <table:table-cell table:number-columns-repeated="2"/>
          <table:table-cell office:value-type="string">
            <text:p>airport</text:p>
          </table:table-cell>
          <table:table-cell office:value-type="string">
            <text:p>plane</text:p>
          </table:table-cell>
          <table:table-cell office:value-type="string">
            <text:p>trade</text:p>
          </table:table-cell>
          <table:table-cell office:value-type="string">
            <text:p>plane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lapto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bysitter</text:p>
          </table:table-cell>
          <table:table-cell table:number-columns-repeated="2"/>
          <table:table-cell office:value-type="string">
            <text:p>babysitter</text:p>
          </table:table-cell>
          <table:table-cell office:value-type="string">
            <text:p>parent</text:p>
          </table:table-cell>
          <table:table-cell office:value-type="string">
            <text:p>chair</text:p>
          </table:table-cell>
          <table:table-cell office:value-type="string">
            <text:p>parent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airpor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untryside</text:p>
          </table:table-cell>
          <table:table-cell table:number-columns-repeated="2"/>
          <table:table-cell office:value-type="string">
            <text:p>countryside</text:p>
          </table:table-cell>
          <table:table-cell office:value-type="string">
            <text:p>city</text:p>
          </table:table-cell>
          <table:table-cell table:number-columns-repeated="2" office:value-type="string">
            <text:p>top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rainbow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aredevil</text:p>
          </table:table-cell>
          <table:table-cell table:number-columns-repeated="2"/>
          <table:table-cell office:value-type="string">
            <text:p>daredevil</text:p>
          </table:table-cell>
          <table:table-cell office:value-type="string">
            <text:p>risk</text:p>
          </table:table-cell>
          <table:table-cell table:number-columns-repeated="2" office:value-type="string">
            <text:p>hell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photograp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atabase</text:p>
          </table:table-cell>
          <table:table-cell table:number-columns-repeated="2"/>
          <table:table-cell office:value-type="string">
            <text:p>database</text:p>
          </table:table-cell>
          <table:table-cell office:value-type="string">
            <text:p>computer</text:p>
          </table:table-cell>
          <table:table-cell table:number-columns-repeated="2" office:value-type="string">
            <text:p>army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timetab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aptop</text:p>
          </table:table-cell>
          <table:table-cell table:number-columns-repeated="2"/>
          <table:table-cell office:value-type="string">
            <text:p>laptop</text:p>
          </table:table-cell>
          <table:table-cell office:value-type="string">
            <text:p>computer</text:p>
          </table:table-cell>
          <table:table-cell table:number-columns-repeated="2" office:value-type="string">
            <text:p>bottom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nightmare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string">
            <text:p>nightmare</text:p>
          </table:table-cell>
          <table:table-cell table:number-columns-repeated="2"/>
          <table:table-cell office:value-type="string">
            <text:p>nightmare</text:p>
          </table:table-cell>
          <table:table-cell office:value-type="string">
            <text:p>dream</text:p>
          </table:table-cell>
          <table:table-cell table:number-columns-repeated="2" office:value-type="string">
            <text:p>cow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paperback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string">
            <text:p>paperback</text:p>
          </table:table-cell>
          <table:table-cell table:number-columns-repeated="2"/>
          <table:table-cell office:value-type="string">
            <text:p>paperback</text:p>
          </table:table-cell>
          <table:table-cell office:value-type="string">
            <text:p>book</text:p>
          </table:table-cell>
          <table:table-cell office:value-type="string">
            <text:p>neck</text:p>
          </table:table-cell>
          <table:table-cell office:value-type="string">
            <text:p>book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databa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hotograph</text:p>
          </table:table-cell>
          <table:table-cell table:number-columns-repeated="2"/>
          <table:table-cell office:value-type="string">
            <text:p>photograph</text:p>
          </table:table-cell>
          <table:table-cell office:value-type="string">
            <text:p>painting</text:p>
          </table:table-cell>
          <table:table-cell office:value-type="string">
            <text:p>chart</text:p>
          </table:table-cell>
          <table:table-cell office:value-type="string">
            <text:p>painting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screwdriver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string">
            <text:p>rainbow</text:p>
          </table:table-cell>
          <table:table-cell table:number-columns-repeated="2"/>
          <table:table-cell office:value-type="string">
            <text:p>rainbow</text:p>
          </table:table-cell>
          <table:table-cell office:value-type="string">
            <text:p>color</text:p>
          </table:table-cell>
          <table:table-cell table:number-columns-repeated="2" office:value-type="string">
            <text:p>sword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countrysi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iverbank</text:p>
          </table:table-cell>
          <table:table-cell table:number-columns-repeated="2"/>
          <table:table-cell office:value-type="string">
            <text:p>riverbank</text:p>
          </table:table-cell>
          <table:table-cell office:value-type="string">
            <text:p>sand</text:p>
          </table:table-cell>
          <table:table-cell table:number-columns-repeated="2" office:value-type="string">
            <text:p>money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babysitt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rewdriver</text:p>
          </table:table-cell>
          <table:table-cell table:number-columns-repeated="2"/>
          <table:table-cell office:value-type="string">
            <text:p>screwdriver</text:p>
          </table:table-cell>
          <table:table-cell office:value-type="string">
            <text:p>hammer</text:p>
          </table:table-cell>
          <table:table-cell office:value-type="string">
            <text:p>car</text:p>
          </table:table-cell>
          <table:table-cell office:value-type="string">
            <text:p>hammer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snapshot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string">
            <text:p>seaside</text:p>
          </table:table-cell>
          <table:table-cell table:number-columns-repeated="2"/>
          <table:table-cell office:value-type="string">
            <text:p>seaside</text:p>
          </table:table-cell>
          <table:table-cell office:value-type="string">
            <text:p>vacation</text:p>
          </table:table-cell>
          <table:table-cell office:value-type="string">
            <text:p>top</text:p>
          </table:table-cell>
          <table:table-cell office:value-type="string">
            <text:p>vacation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staircase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string">
            <text:p>snapshot</text:p>
          </table:table-cell>
          <table:table-cell table:number-columns-repeated="2"/>
          <table:table-cell office:value-type="string">
            <text:p>snapshot</text:p>
          </table:table-cell>
          <table:table-cell office:value-type="string">
            <text:p>photo</text:p>
          </table:table-cell>
          <table:table-cell table:number-columns-repeated="2" office:value-type="string">
            <text:p>gun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seasi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oundtrack</text:p>
          </table:table-cell>
          <table:table-cell table:number-columns-repeated="2"/>
          <table:table-cell office:value-type="string">
            <text:p>soundtrack</text:p>
          </table:table-cell>
          <table:table-cell office:value-type="string">
            <text:p>music</text:p>
          </table:table-cell>
          <table:table-cell table:number-columns-repeated="2" office:value-type="string">
            <text:p>race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viewpoint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string">
            <text:p>staircase</text:p>
          </table:table-cell>
          <table:table-cell table:number-columns-repeated="2"/>
          <table:table-cell office:value-type="string">
            <text:p>staircase</text:p>
          </table:table-cell>
          <table:table-cell office:value-type="string">
            <text:p>hallway</text:p>
          </table:table-cell>
          <table:table-cell table:number-columns-repeated="2" office:value-type="string">
            <text:p>box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riverbank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string">
            <text:p>timetable</text:p>
          </table:table-cell>
          <table:table-cell table:number-columns-repeated="2"/>
          <table:table-cell office:value-type="string">
            <text:p>timetable</text:p>
          </table:table-cell>
          <table:table-cell office:value-type="string">
            <text:p>train</text:p>
          </table:table-cell>
          <table:table-cell table:number-columns-repeated="2" office:value-type="string">
            <text:p>chair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woodwork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string">
            <text:p>viewpoint</text:p>
          </table:table-cell>
          <table:table-cell table:number-columns-repeated="2"/>
          <table:table-cell office:value-type="string">
            <text:p>viewpoint</text:p>
          </table:table-cell>
          <table:table-cell office:value-type="string">
            <text:p>idea</text:p>
          </table:table-cell>
          <table:table-cell table:number-columns-repeated="2" office:value-type="string">
            <text:p>line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daredevi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aterproof</text:p>
          </table:table-cell>
          <table:table-cell table:number-columns-repeated="2"/>
          <table:table-cell office:value-type="string">
            <text:p>waterproof</text:p>
          </table:table-cell>
          <table:table-cell office:value-type="string">
            <text:p>jacket</text:p>
          </table:table-cell>
          <table:table-cell office:value-type="string">
            <text:p>truth</text:p>
          </table:table-cell>
          <table:table-cell office:value-type="string">
            <text:p>jacket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waterproo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oodwork</text:p>
          </table:table-cell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firework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workshop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heatwav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ashtray</text:p>
          </table:table-cell>
          <table:table-cell office:value-type="float" office:value="0.8">
            <text:p>0.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windshield</text:p>
          </table:table-cell>
          <table:table-cell office:value-type="float" office:value="0.6">
            <text:p>0.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carpool</text:p>
          </table:table-cell>
          <table:table-cell office:value-type="float" office:value="0.5">
            <text:p>0.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playpen</text:p>
          </table:table-cell>
          <table:table-cell office:value-type="float" office:value="0.4">
            <text:p>0.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copycat</text:p>
          </table:table-cell>
          <table:table-cell office:value-type="float" office:value="0.8">
            <text:p>0.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waterfront</text:p>
          </table:table-cell>
          <table:table-cell office:value-type="float" office:value="0.5">
            <text:p>0.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treadmill</text:p>
          </table:table-cell>
          <table:table-cell office:value-type="float" office:value="0.5">
            <text:p>0.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workforce</text:p>
          </table:table-cell>
          <table:table-cell office:value-type="float" office:value="0.7">
            <text:p>0.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healthcare</text:p>
          </table:table-cell>
          <table:table-cell office:value-type="float" office:value="0.6">
            <text:p>0.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earphone</text:p>
          </table:table-cell>
          <table:table-cell office:value-type="float" office:value="0.6">
            <text:p>0.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sunscreen</text:p>
          </table:table-cell>
          <table:table-cell office:value-type="float" office:value="0.7">
            <text:p>0.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firearm</text:p>
          </table:table-cell>
          <table:table-cell office:value-type="float" office:value="0.9">
            <text:p>0.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cupboard</text:p>
          </table:table-cell>
          <table:table-cell office:value-type="float" office:value="0.8">
            <text:p>0.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string">
            <text:p>guideline</text:p>
          </table:table-cell>
          <table:table-cell office:value-type="float" office:value="0.5">
            <text:p>0.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</table:table>
      <table:table table:name="ACC" table:style-name="ta1" table:print="false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column table:style-name="co1" table:number-columns-repeated="8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>
            <text:p>wordsENG_PA</text:p>
          </table:table-cell>
          <table:table-cell table:style-name="ce1" office:value-type="string">
            <text:p>acc_ENG_AVG</text:p>
          </table:table-cell>
          <table:table-cell table:style-name="ce1"/>
          <table:table-cell table:style-name="ce1" office:value-type="string">
            <text:p>accENG_PA</text:p>
          </table:table-cell>
          <table:table-cell table:style-name="ce1" office:value-type="string">
            <text:p>accENG_PB</text:p>
          </table:table-cell>
          <table:table-cell table:style-name="ce1" office:value-type="string">
            <text:p>accENG_PC</text:p>
          </table:table-cell>
          <table:table-cell table:style-name="ce1" office:value-type="string">
            <text:p>accENG_PD</text:p>
          </table:table-cell>
          <table:table-cell table:style-name="ce1" office:value-type="string">
            <text:p>accENG_PE</text:p>
          </table:table-cell>
          <table:table-cell table:style-name="ce1" office:value-type="string">
            <text:p>accENG_P1</text:p>
          </table:table-cell>
          <table:table-cell table:style-name="ce1" office:value-type="string">
            <text:p>accENG_P2</text:p>
          </table:table-cell>
          <table:table-cell table:style-name="ce1" office:value-type="string">
            <text:p>accENG_P3</text:p>
          </table:table-cell>
          <table:table-cell table:style-name="ce1" office:value-type="string">
            <text:p>accENG_P4</text:p>
          </table:table-cell>
          <table:table-cell table:style-name="ce1" office:value-type="string">
            <text:p>accENG_P5</text:p>
          </table:table-cell>
          <table:table-cell table:number-columns-repeated="2"/>
          <table:table-cell table:style-name="ce1" office:value-type="string">
            <text:p>wordsENG_PA</text:p>
          </table:table-cell>
          <table:table-cell table:style-name="ce1" office:value-type="string">
            <text:p>acc_ENG_AVG</text:p>
          </table:table-cell>
        </table:table-row>
        <table:table-row table:style-name="ro3">
          <table:table-cell office:value-type="string">
            <text:p>playpen</text:p>
          </table:table-cell>
          <table:table-cell office:value-type="float" office:value="0.4">
            <text:p>0.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playpen</text:p>
          </table:table-cell>
          <table:table-cell office:value-type="float" office:value="0.4">
            <text:p>0.4</text:p>
          </table:table-cell>
        </table:table-row>
        <table:table-row table:style-name="ro3">
          <table:table-cell office:value-type="string">
            <text:p>carpool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carpool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office:value-type="string">
            <text:p>guideline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uideline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office:value-type="string">
            <text:p>treadmill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treadmill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office:value-type="string">
            <text:p>waterfront</text:p>
          </table:table-cell>
          <table:table-cell office:value-type="float" office:value="0.5">
            <text:p>0.5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waterfront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office:value-type="string">
            <text:p>earphone</text:p>
          </table:table-cell>
          <table:table-cell office:value-type="float" office:value="0.6">
            <text:p>0.6</text:p>
          </table:table-cell>
          <table:table-cell/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earphone</text:p>
          </table:table-cell>
          <table:table-cell office:value-type="float" office:value="0.6">
            <text:p>0.6</text:p>
          </table:table-cell>
        </table:table-row>
        <table:table-row table:style-name="ro3">
          <table:table-cell office:value-type="string">
            <text:p>healthcare</text:p>
          </table:table-cell>
          <table:table-cell office:value-type="float" office:value="0.6">
            <text:p>0.6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ealthcare</text:p>
          </table:table-cell>
          <table:table-cell office:value-type="float" office:value="0.6">
            <text:p>0.6</text:p>
          </table:table-cell>
        </table:table-row>
        <table:table-row table:style-name="ro3">
          <table:table-cell office:value-type="string">
            <text:p>landmark</text:p>
          </table:table-cell>
          <table:table-cell office:value-type="float" office:value="0.6">
            <text:p>0.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landmark</text:p>
          </table:table-cell>
          <table:table-cell office:value-type="float" office:value="0.6">
            <text:p>0.6</text:p>
          </table:table-cell>
        </table:table-row>
        <table:table-row table:style-name="ro3">
          <table:table-cell office:value-type="string">
            <text:p>oatmeal</text:p>
          </table:table-cell>
          <table:table-cell office:value-type="float" office:value="0.6">
            <text:p>0.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atmeal</text:p>
          </table:table-cell>
          <table:table-cell office:value-type="float" office:value="0.6">
            <text:p>0.6</text:p>
          </table:table-cell>
        </table:table-row>
        <table:table-row table:style-name="ro3">
          <table:table-cell office:value-type="string">
            <text:p>windshield</text:p>
          </table:table-cell>
          <table:table-cell office:value-type="float" office:value="0.6">
            <text:p>0.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windshield</text:p>
          </table:table-cell>
          <table:table-cell office:value-type="float" office:value="0.6">
            <text:p>0.6</text:p>
          </table:table-cell>
        </table:table-row>
        <table:table-row table:style-name="ro3">
          <table:table-cell office:value-type="string">
            <text:p>sunscreen</text:p>
          </table:table-cell>
          <table:table-cell office:value-type="float" office:value="0.7">
            <text:p>0.7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nscreen</text:p>
          </table:table-cell>
          <table:table-cell office:value-type="float" office:value="0.7">
            <text:p>0.7</text:p>
          </table:table-cell>
        </table:table-row>
        <table:table-row table:style-name="ro3">
          <table:table-cell office:value-type="string">
            <text:p>workforce</text:p>
          </table:table-cell>
          <table:table-cell office:value-type="float" office:value="0.7">
            <text:p>0.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workforce</text:p>
          </table:table-cell>
          <table:table-cell office:value-type="float" office:value="0.7">
            <text:p>0.7</text:p>
          </table:table-cell>
        </table:table-row>
        <table:table-row table:style-name="ro3">
          <table:table-cell office:value-type="string">
            <text:p>ashtray</text:p>
          </table:table-cell>
          <table:table-cell office:value-type="float" office:value="0.8">
            <text:p>0.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ashtray</text:p>
          </table:table-cell>
          <table:table-cell office:value-type="float" office:value="0.8">
            <text:p>0.8</text:p>
          </table:table-cell>
        </table:table-row>
        <table:table-row table:style-name="ro3">
          <table:table-cell office:value-type="string">
            <text:p>copycat</text:p>
          </table:table-cell>
          <table:table-cell office:value-type="float" office:value="0.8">
            <text:p>0.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pycat</text:p>
          </table:table-cell>
          <table:table-cell office:value-type="float" office:value="0.8">
            <text:p>0.8</text:p>
          </table:table-cell>
        </table:table-row>
        <table:table-row table:style-name="ro3">
          <table:table-cell office:value-type="string">
            <text:p>cupboard</text:p>
          </table:table-cell>
          <table:table-cell office:value-type="float" office:value="0.8">
            <text:p>0.8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upboard</text:p>
          </table:table-cell>
          <table:table-cell office:value-type="float" office:value="0.8">
            <text:p>0.8</text:p>
          </table:table-cell>
        </table:table-row>
        <table:table-row table:style-name="ro3">
          <table:table-cell office:value-type="string">
            <text:p>eardrum</text:p>
          </table:table-cell>
          <table:table-cell office:value-type="float" office:value="0.8">
            <text:p>0.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string">
            <text:p>eardrum</text:p>
          </table:table-cell>
          <table:table-cell office:value-type="float" office:value="0.8">
            <text:p>0.8</text:p>
          </table:table-cell>
        </table:table-row>
        <table:table-row table:style-name="ro3">
          <table:table-cell office:value-type="string">
            <text:p>riverbank</text:p>
          </table:table-cell>
          <table:table-cell office:value-type="float" office:value="0.8">
            <text:p>0.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string">
            <text:p>riverbank</text:p>
          </table:table-cell>
          <table:table-cell office:value-type="float" office:value="0.8">
            <text:p>0.8</text:p>
          </table:table-cell>
        </table:table-row>
        <table:table-row table:style-name="ro3">
          <table:table-cell office:value-type="string">
            <text:p>screwdriver</text:p>
          </table:table-cell>
          <table:table-cell office:value-type="float" office:value="0.8">
            <text:p>0.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crewdriver</text:p>
          </table:table-cell>
          <table:table-cell office:value-type="float" office:value="0.8">
            <text:p>0.8</text:p>
          </table:table-cell>
        </table:table-row>
        <table:table-row table:style-name="ro3">
          <table:table-cell office:value-type="string">
            <text:p>viewpoint</text:p>
          </table:table-cell>
          <table:table-cell office:value-type="float" office:value="0.8">
            <text:p>0.8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viewpoint</text:p>
          </table:table-cell>
          <table:table-cell office:value-type="float" office:value="0.8">
            <text:p>0.8</text:p>
          </table:table-cell>
        </table:table-row>
        <table:table-row table:style-name="ro3">
          <table:table-cell office:value-type="string">
            <text:p>firearm</text:p>
          </table:table-cell>
          <table:table-cell office:value-type="float" office:value="0.9">
            <text:p>0.9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rearm</text:p>
          </table:table-cell>
          <table:table-cell office:value-type="float" office:value="0.9">
            <text:p>0.9</text:p>
          </table:table-cell>
        </table:table-row>
        <table:table-row table:style-name="ro3">
          <table:table-cell office:value-type="string">
            <text:p>nightmare</text:p>
          </table:table-cell>
          <table:table-cell office:value-type="float" office:value="0.9">
            <text:p>0.9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string">
            <text:p>nightmare</text:p>
          </table:table-cell>
          <table:table-cell office:value-type="float" office:value="0.9">
            <text:p>0.9</text:p>
          </table:table-cell>
        </table:table-row>
        <table:table-row table:style-name="ro3">
          <table:table-cell office:value-type="string">
            <text:p>paperback</text:p>
          </table:table-cell>
          <table:table-cell office:value-type="float" office:value="0.9">
            <text:p>0.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  <table:table-cell office:value-type="string">
            <text:p>paperback</text:p>
          </table:table-cell>
          <table:table-cell office:value-type="float" office:value="0.9">
            <text:p>0.9</text:p>
          </table:table-cell>
        </table:table-row>
        <table:table-row table:style-name="ro3">
          <table:table-cell office:value-type="string">
            <text:p>snapshot</text:p>
          </table:table-cell>
          <table:table-cell office:value-type="float" office:value="0.9">
            <text:p>0.9</text:p>
          </table:table-cell>
          <table:table-cell/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napshot</text:p>
          </table:table-cell>
          <table:table-cell office:value-type="float" office:value="0.9">
            <text:p>0.9</text:p>
          </table:table-cell>
        </table:table-row>
        <table:table-row table:style-name="ro3">
          <table:table-cell office:value-type="string">
            <text:p>staircase</text:p>
          </table:table-cell>
          <table:table-cell office:value-type="float" office:value="0.9">
            <text:p>0.9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string">
            <text:p>staircase</text:p>
          </table:table-cell>
          <table:table-cell office:value-type="float" office:value="0.9">
            <text:p>0.9</text:p>
          </table:table-cell>
        </table:table-row>
        <table:table-row table:style-name="ro3">
          <table:table-cell office:value-type="string">
            <text:p>woodwork</text:p>
          </table:table-cell>
          <table:table-cell office:value-type="float" office:value="0.9">
            <text:p>0.9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office:value-type="string">
            <text:p>woodwork</text:p>
          </table:table-cell>
          <table:table-cell office:value-type="float" office:value="0.9">
            <text:p>0.9</text:p>
          </table:table-cell>
        </table:table-row>
        <table:table-row table:style-name="ro3">
          <table:table-cell office:value-type="string">
            <text:p>airport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airpor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abysitter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babysitte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ountryside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countrysid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aredevil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daredevi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atabase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databas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firework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firewor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heatwave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heatwav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aptop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lapto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hotograph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photograp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ainbow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string">
            <text:p>rainbo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easide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seasid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oundtrack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soundtrac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imetable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timetabl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waterproof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waterproo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workshop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string">
            <text:p>workshop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target-range-address="Sheet4.E1:Sheet4.E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6/05/2016</text:date>, <text:time>15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2:00:52.99</meta:creation-date>
    <dc:date>2016-06-05T15:20:24.65</dc:date>
    <meta:editing-duration>PT1H40M30S</meta:editing-duration>
    <meta:editing-cycles>8</meta:editing-cycles>
    <meta:generator>OpenOffice/4.1.2$Win32 OpenOffice.org_project/412m3$Build-9782</meta:generator>
    <meta:document-statistic meta:table-count="4" meta:cell-count="2206" meta:object-count="0"/>
  </office:meta>
</office:document-meta>
</file>